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1" svg:font-family="Arial"/>
    <style:font-face style:name="Calibri1" svg:font-family="Calibri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solid" draw:fill-color="#a0a0a0"/>
    </style:style>
    <style:style style:name="gr5" style:family="graphic" style:parent-style-name="standard">
      <style:graphic-properties draw:stroke="none" draw:fill="solid" draw:fill-color="#e3e3e3"/>
    </style:style>
    <style:style style:name="gr6" style:family="graphic" style:parent-style-name="standard">
      <style:graphic-properties draw:stroke="none" draw:fill="solid" draw:fill-color="#696969"/>
    </style:style>
    <style:style style:name="gr7" style:family="graphic" style:parent-style-name="standard">
      <style:graphic-properties draw:stroke="none" draw:fill="solid" draw:fill-color="#ffffff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497cm" fo:min-width="13.87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496cm" fo:min-width="11.967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2.263cm" fo:min-width="14.82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1pt" style:font-size-asian="11pt" style:font-size-complex="11pt"/>
    </style:style>
    <style:style style:name="P3" style:family="paragraph">
      <loext:graphic-properties draw:fill="none"/>
      <style:text-properties fo:font-size="8pt" style:font-size-asian="8pt" style:font-size-complex="8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solid" draw:fill-color="#a0a0a0"/>
    </style:style>
    <style:style style:name="P6" style:family="paragraph">
      <loext:graphic-properties draw:fill="solid" draw:fill-color="#e3e3e3"/>
    </style:style>
    <style:style style:name="P7" style:family="paragraph">
      <loext:graphic-properties draw:fill="solid" draw:fill-color="#696969"/>
    </style:style>
    <style:style style:name="P8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T1" style:family="text">
      <style:text-properties fo:color="#000000" loext:opacity="100%" style:font-name="Calibri1" fo:font-size="11pt" style:font-size-asian="11pt" style:font-name-complex="Calibri1" style:font-size-complex="11pt"/>
    </style:style>
    <style:style style:name="T2" style:family="text">
      <style:text-properties fo:color="#000000" loext:opacity="100%" style:font-name="TimesNewRomanPS1" fo:font-size="8pt" fo:font-weight="bold" style:font-size-asian="8pt" style:font-name-complex="TimesNewRomanPS1" style:font-size-complex="8pt" style:font-weight-complex="bold"/>
    </style:style>
    <style:style style:name="T3" style:family="text">
      <style:text-properties fo:color="#000000" loext:opacity="100%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66cm" svg:height="0.39cm" svg:x="2.497cm" svg:y="2.576cm">
          <draw:text-box>
            <text:p text:style-name="P1"><text:span text:style-name="T1">C</text:span><text:span text:style-name="T1">O</text:span><text:span text:style-name="T1">M</text:span><text:span text:style-name="T1">P</text:span><text:span text:style-name="T1">R</text:span><text:span text:style-name="T1">E</text:span><text:span text:style-name="T1">N</text:span><text:span text:style-name="T1">S</text:span><text:span text:style-name="T1">I</text:span><text:span text:style-name="T1">O</text:span><text:span text:style-name="T1">N</text:span><text:span text:style-name="T1"> </text:span><text:span text:style-name="T1">O</text:span><text:span text:style-name="T1">R</text:span><text:span text:style-name="T1">A</text:span><text:span text:style-name="T1">L</text:span><text:span text:style-name="T1"> <text:s/></text:span></text:p>
          </draw:text-box>
        </draw:frame>
        <draw:frame draw:style-name="gr1" draw:text-style-name="P2" draw:layer="layout" svg:width="16.186cm" svg:height="0.39cm" svg:x="2.497cm" svg:y="3.37cm">
          <draw:text-box>
            <text:p text:style-name="P1"><text:span text:style-name="T1">N</text:span><text:span text:style-name="T1">O</text:span><text:span text:style-name="T1">M</text:span><text:span text:style-name="T1">B</text:span><text:span text:style-name="T1">R</text:span><text:span text:style-name="T1">E</text:span><text:span text:style-name="T1"> </text:span><text:span text:style-name="T1">Y</text:span><text:span text:style-name="T1"> </text:span><text:span text:style-name="T1">A</text:span><text:span text:style-name="T1">P</text:span><text:span text:style-name="T1">E</text:span><text:span text:style-name="T1">L</text:span><text:span text:style-name="T1">L</text:span><text:span text:style-name="T1">I</text:span><text:span text:style-name="T1">D</text:span><text:span text:style-name="T1">O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F</text:span><text:span text:style-name="T1">E</text:span><text:span text:style-name="T1">C</text:span><text:span text:style-name="T1">H</text:span><text:span text:style-name="T1">A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_</text:span><text:span text:style-name="T1">G</text:span><text:span text:style-name="T1">R</text:span><text:span text:style-name="T1">U</text:span><text:span text:style-name="T1">P</text:span><text:span text:style-name="T1">O</text:span><text:span text:style-name="T1">_</text:span><text:span text:style-name="T1">_</text:span><text:span text:style-name="T1">_</text:span><text:span text:style-name="T1">_</text:span><text:span text:style-name="T1"> </text:span></text:p>
          </draw:text-box>
        </draw:frame>
        <draw:frame draw:style-name="gr1" draw:text-style-name="P2" draw:layer="layout" svg:width="3.092cm" svg:height="0.39cm" svg:x="2.497cm" svg:y="4.165cm">
          <draw:text-box>
            <text:p text:style-name="P1"><text:span text:style-name="T1">G</text:span><text:span text:style-name="T1">A</text:span><text:span text:style-name="T1">L</text:span><text:span text:style-name="T1">E</text:span><text:span text:style-name="T1">O</text:span><text:span text:style-name="T1">N</text:span><text:span text:style-name="T1"> </text:span><text:span text:style-name="T1">S</text:span><text:span text:style-name="T1">A</text:span><text:span text:style-name="T1">N</text:span><text:span text:style-name="T1"> </text:span><text:span text:style-name="T1">J</text:span><text:span text:style-name="T1">O</text:span><text:span text:style-name="T1">S</text:span><text:span text:style-name="T1">E</text:span><text:span text:style-name="T1"> <text:s/></text:span></text:p>
          </draw:text-box>
        </draw:frame>
        <draw:frame draw:style-name="gr1" draw:text-style-name="P2" draw:layer="layout" svg:width="5.56cm" svg:height="0.39cm" svg:x="2.497cm" svg:y="5.664cm">
          <draw:text-box>
            <text:p text:style-name="P1"><text:span text:style-name="T1">E</text:span><text:span text:style-name="T1">s</text:span><text:span text:style-name="T1">c</text:span><text:span text:style-name="T1">u</text:span><text:span text:style-name="T1">c</text:span><text:span text:style-name="T1">h</text:span><text:span text:style-name="T1">a</text:span><text:span text:style-name="T1"> </text:span><text:span text:style-name="T1">y</text:span><text:span text:style-name="T1"> </text:span><text:span text:style-name="T1">a</text:span><text:span text:style-name="T1">n</text:span><text:span text:style-name="T1">o</text:span><text:span text:style-name="T1">t</text:span><text:span text:style-name="T1">a</text:span><text:span text:style-name="T1"> </text:span><text:span text:style-name="T1">l</text:span><text:span text:style-name="T1">o</text:span><text:span text:style-name="T1"> </text:span><text:span text:style-name="T1">e</text:span><text:span text:style-name="T1">s</text:span><text:span text:style-name="T1">e</text:span><text:span text:style-name="T1">n</text:span><text:span text:style-name="T1">c</text:span><text:span text:style-name="T1">i</text:span><text:span text:style-name="T1">a</text:span><text:span text:style-name="T1">l </text:span><text:span text:style-name="T1">s</text:span><text:span text:style-name="T1">o</text:span><text:span text:style-name="T1">b</text:span><text:span text:style-name="T1">r</text:span><text:span text:style-name="T1">e</text:span><text:span text:style-name="T1">.</text:span><text:span text:style-name="T1">.</text:span><text:span text:style-name="T1">.</text:span></text:p>
          </draw:text-box>
        </draw:frame>
        <draw:frame draw:style-name="gr2" draw:text-style-name="P3" draw:layer="layout" svg:width="0.281cm" svg:height="0.331cm" svg:x="8.029cm" svg:y="5.693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281cm" svg:height="0.331cm" svg:x="2.497cm" svg:y="6.072cm">
          <draw:text-box>
            <text:p text:style-name="P1"><text:span text:style-name="T2"><text:s/></text:span></text:p>
          </draw:text-box>
        </draw:frame>
        <draw:frame draw:style-name="gr1" draw:text-style-name="P2" draw:layer="layout" svg:width="0.387cm" svg:height="0.39cm" svg:x="3.133cm" svg:y="6.96cm">
          <draw:text-box>
            <text:p text:style-name="P1"><text:span text:style-name="T1">1</text:span><text:span text:style-name="T1">.</text:span></text:p>
          </draw:text-box>
        </draw:frame>
        <draw:frame draw:style-name="gr1" draw:text-style-name="P2" draw:layer="layout" svg:width="0.387cm" svg:height="0.433cm" svg:x="3.424cm" svg:y="6.9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7.395cm" svg:viewBox="0 0 27 644" draw:points="0,644 27,644 27,0 0,0">
          <text:p/>
        </draw:polygon>
        <draw:polygon draw:style-name="gr3" draw:text-style-name="P4" draw:layer="layout" svg:width="16.241cm" svg:height="0.027cm" svg:x="3.77cm" svg:y="8.011cm" svg:viewBox="0 0 16242 28" draw:points="0,28 16242,28 16242,0 0,0">
          <text:p/>
        </draw:polygon>
        <draw:polygon draw:style-name="gr4" draw:text-style-name="P5" draw:layer="layout" svg:width="0.026cm" svg:height="0.616cm" svg:x="3.77cm" svg:y="7.395cm" svg:viewBox="0 0 27 617" draw:points="0,617 27,617 27,0 0,0">
          <text:p/>
        </draw:polygon>
        <draw:polygon draw:style-name="gr4" draw:text-style-name="P5" draw:layer="layout" svg:width="16.215cm" svg:height="0.026cm" svg:x="3.796cm" svg:y="7.395cm" svg:viewBox="0 0 16216 27" draw:points="0,27 16216,27 16216,0 0,0">
          <text:p/>
        </draw:polygon>
        <draw:polygon draw:style-name="gr5" draw:text-style-name="P6" draw:layer="layout" svg:width="0.027cm" svg:height="0.59cm" svg:x="19.984cm" svg:y="7.421cm" svg:viewBox="0 0 28 591" draw:points="0,591 28,591 28,0 0,0">
          <text:p/>
        </draw:polygon>
        <draw:polygon draw:style-name="gr5" draw:text-style-name="P6" draw:layer="layout" svg:width="16.188cm" svg:height="0.026cm" svg:x="3.796cm" svg:y="7.985cm" svg:viewBox="0 0 16189 27" draw:points="0,27 16189,27 16189,0 0,0">
          <text:p/>
        </draw:polygon>
        <draw:polygon draw:style-name="gr6" draw:text-style-name="P7" draw:layer="layout" svg:width="0.027cm" svg:height="0.564cm" svg:x="3.796cm" svg:y="7.421cm" svg:viewBox="0 0 28 565" draw:points="0,565 28,565 28,0 0,0">
          <text:p/>
        </draw:polygon>
        <draw:polygon draw:style-name="gr6" draw:text-style-name="P7" draw:layer="layout" svg:width="16.161cm" svg:height="0.028cm" svg:x="3.823cm" svg:y="7.421cm" svg:viewBox="0 0 16162 29" draw:points="0,29 16162,29 16162,0 0,0">
          <text:p/>
        </draw:polygon>
        <draw:polygon draw:style-name="gr7" draw:text-style-name="P4" draw:layer="layout" svg:width="16.161cm" svg:height="0.536cm" svg:x="3.823cm" svg:y="7.449cm" svg:viewBox="0 0 16162 537" draw:points="0,537 16162,537 16162,0 0,0">
          <text:p>Descubrio del galion de st jose</text:p>
        </draw:polygon>
        <draw:frame draw:style-name="gr1" draw:text-style-name="P2" draw:layer="layout" svg:width="0.798cm" svg:height="0.39cm" svg:x="3.768cm" svg:y="6.96cm">
          <draw:text-box>
            <text:p text:style-name="P1"><text:span text:style-name="T1">2</text:span><text:span text:style-name="T1">0</text:span><text:span text:style-name="T1">1</text:span><text:span text:style-name="T1">5</text:span></text:p>
          </draw:text-box>
        </draw:frame>
        <draw:frame draw:style-name="gr1" draw:text-style-name="P2" draw:layer="layout" svg:width="0.387cm" svg:height="0.39cm" svg:x="3.768cm" svg:y="8.11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8.628cm">
          <draw:text-box>
            <text:p text:style-name="P1"><text:span text:style-name="T1">2</text:span><text:span text:style-name="T1">.</text:span></text:p>
          </draw:text-box>
        </draw:frame>
        <draw:frame draw:style-name="gr1" draw:text-style-name="P2" draw:layer="layout" svg:width="0.387cm" svg:height="0.433cm" svg:x="3.424cm" svg:y="8.568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2cm" svg:x="20.011cm" svg:y="9.053cm" svg:viewBox="0 0 27 643" draw:points="0,643 27,643 27,0 0,0">
          <text:p/>
        </draw:polygon>
        <draw:polygon draw:style-name="gr3" draw:text-style-name="P4" draw:layer="layout" svg:width="16.241cm" svg:height="0.026cm" svg:x="3.77cm" svg:y="9.669cm" svg:viewBox="0 0 16242 27" draw:points="0,27 16242,27 16242,0 0,0">
          <text:p/>
        </draw:polygon>
        <draw:polygon draw:style-name="gr4" draw:text-style-name="P5" draw:layer="layout" svg:width="0.026cm" svg:height="0.617cm" svg:x="3.77cm" svg:y="9.052cm" svg:viewBox="0 0 27 618" draw:points="0,618 27,618 27,0 0,0">
          <text:p/>
        </draw:polygon>
        <draw:polygon draw:style-name="gr4" draw:text-style-name="P5" draw:layer="layout" svg:width="16.215cm" svg:height="0.027cm" svg:x="3.796cm" svg:y="9.052cm" svg:viewBox="0 0 16216 28" draw:points="0,28 16216,28 16216,0 0,0">
          <text:p/>
        </draw:polygon>
        <draw:polygon draw:style-name="gr5" draw:text-style-name="P6" draw:layer="layout" svg:width="0.027cm" svg:height="0.59cm" svg:x="19.984cm" svg:y="9.079cm" svg:viewBox="0 0 28 591" draw:points="0,591 28,591 28,0 0,0">
          <text:p/>
        </draw:polygon>
        <draw:polygon draw:style-name="gr5" draw:text-style-name="P6" draw:layer="layout" svg:width="16.188cm" svg:height="0.027cm" svg:x="3.796cm" svg:y="9.642cm" svg:viewBox="0 0 16189 28" draw:points="0,28 16189,28 16189,0 0,0">
          <text:p/>
        </draw:polygon>
        <draw:polygon draw:style-name="gr6" draw:text-style-name="P7" draw:layer="layout" svg:width="0.027cm" svg:height="0.563cm" svg:x="3.796cm" svg:y="9.079cm" svg:viewBox="0 0 28 564" draw:points="0,564 28,564 28,0 0,0">
          <text:p/>
        </draw:polygon>
        <draw:polygon draw:style-name="gr6" draw:text-style-name="P7" draw:layer="layout" svg:width="16.161cm" svg:height="0.027cm" svg:x="3.823cm" svg:y="9.079cm" svg:viewBox="0 0 16162 28" draw:points="0,28 16162,28 16162,0 0,0">
          <text:p/>
        </draw:polygon>
        <draw:polygon draw:style-name="gr7" draw:text-style-name="P4" draw:layer="layout" svg:width="16.161cm" svg:height="0.535cm" svg:x="3.823cm" svg:y="9.107cm" svg:viewBox="0 0 16162 536" draw:points="0,536 16162,536 16162,0 0,0">
          <text:p>Espanol estaba consolida en america latina</text:p>
        </draw:polygon>
        <draw:frame draw:style-name="gr1" draw:text-style-name="P2" draw:layer="layout" svg:width="1.238cm" svg:height="0.39cm" svg:x="3.768cm" svg:y="8.628cm">
          <draw:text-box>
            <text:p text:style-name="P1"><text:span text:style-name="T1">I</text:span><text:span text:style-name="T1">m</text:span><text:span text:style-name="T1">p</text:span><text:span text:style-name="T1">e</text:span><text:span text:style-name="T1">r</text:span><text:span text:style-name="T1">i</text:span><text:span text:style-name="T1">o</text:span></text:p>
          </draw:text-box>
        </draw:frame>
        <draw:frame draw:style-name="gr1" draw:text-style-name="P2" draw:layer="layout" svg:width="0.387cm" svg:height="0.39cm" svg:x="3.768cm" svg:y="9.7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0.287cm">
          <draw:text-box>
            <text:p text:style-name="P1"><text:span text:style-name="T1">3</text:span><text:span text:style-name="T1">.</text:span></text:p>
          </draw:text-box>
        </draw:frame>
        <draw:frame draw:style-name="gr1" draw:text-style-name="P2" draw:layer="layout" svg:width="0.387cm" svg:height="0.433cm" svg:x="3.424cm" svg:y="10.227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1.484cm" svg:height="0.39cm" svg:x="3.768cm" svg:y="10.287cm">
          <draw:text-box>
            <text:p text:style-name="P1"><text:span text:style-name="T1">G</text:span><text:span text:style-name="T1">e</text:span><text:span text:style-name="T1">m</text:span><text:span text:style-name="T1">e</text:span><text:span text:style-name="T1">l</text:span><text:span text:style-name="T1">o</text:span><text:span text:style-name="T1">s</text:span><text:span text:style-name="T1"> </text:span></text:p>
          </draw:text-box>
        </draw:frame>
        <draw:polygon draw:style-name="gr3" draw:text-style-name="P4" draw:layer="layout" svg:width="0.026cm" svg:height="0.643cm" svg:x="20.011cm" svg:y="11.231cm" svg:viewBox="0 0 27 644" draw:points="0,644 27,644 27,0 0,0">
          <text:p/>
        </draw:polygon>
        <draw:polygon draw:style-name="gr3" draw:text-style-name="P4" draw:layer="layout" svg:width="16.241cm" svg:height="0.027cm" svg:x="3.77cm" svg:y="11.847cm" svg:viewBox="0 0 16242 28" draw:points="0,28 16242,28 16242,0 0,0">
          <text:p/>
        </draw:polygon>
        <draw:polygon draw:style-name="gr4" draw:text-style-name="P5" draw:layer="layout" svg:width="0.026cm" svg:height="0.616cm" svg:x="3.77cm" svg:y="11.231cm" svg:viewBox="0 0 27 617" draw:points="0,617 27,617 27,0 0,0">
          <text:p/>
        </draw:polygon>
        <draw:polygon draw:style-name="gr4" draw:text-style-name="P5" draw:layer="layout" svg:width="16.215cm" svg:height="0.026cm" svg:x="3.796cm" svg:y="11.231cm" svg:viewBox="0 0 16216 27" draw:points="0,27 16216,27 16216,0 0,0">
          <text:p/>
        </draw:polygon>
        <draw:polygon draw:style-name="gr5" draw:text-style-name="P6" draw:layer="layout" svg:width="0.027cm" svg:height="0.59cm" svg:x="19.984cm" svg:y="11.257cm" svg:viewBox="0 0 28 591" draw:points="0,591 28,591 28,0 0,0">
          <text:p/>
        </draw:polygon>
        <draw:polygon draw:style-name="gr5" draw:text-style-name="P6" draw:layer="layout" svg:width="16.188cm" svg:height="0.026cm" svg:x="3.796cm" svg:y="11.821cm" svg:viewBox="0 0 16189 27" draw:points="0,27 16189,27 16189,0 0,0">
          <text:p/>
        </draw:polygon>
        <draw:polygon draw:style-name="gr6" draw:text-style-name="P7" draw:layer="layout" svg:width="0.027cm" svg:height="0.564cm" svg:x="3.796cm" svg:y="11.257cm" svg:viewBox="0 0 28 565" draw:points="0,565 28,565 28,0 0,0">
          <text:p/>
        </draw:polygon>
        <draw:polygon draw:style-name="gr6" draw:text-style-name="P7" draw:layer="layout" svg:width="16.161cm" svg:height="0.028cm" svg:x="3.823cm" svg:y="11.257cm" svg:viewBox="0 0 16162 29" draw:points="0,29 16162,29 16162,0 0,0">
          <text:p/>
        </draw:polygon>
        <draw:polygon draw:style-name="gr7" draw:text-style-name="P4" draw:layer="layout" svg:width="16.161cm" svg:height="0.536cm" svg:x="3.823cm" svg:y="11.285cm" svg:viewBox="0 0 16162 537" draw:points="0,537 16162,537 16162,0 0,0">
          <text:p>St joachim y st jose serian gemelos</text:p>
        </draw:polygon>
        <draw:frame draw:style-name="gr1" draw:text-style-name="P2" draw:layer="layout" svg:width="0.387cm" svg:height="0.39cm" svg:x="3.768cm" svg:y="10.79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1.95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2.465cm">
          <draw:text-box>
            <text:p text:style-name="P1"><text:span text:style-name="T1">4</text:span><text:span text:style-name="T1">.</text:span></text:p>
          </draw:text-box>
        </draw:frame>
        <draw:frame draw:style-name="gr1" draw:text-style-name="P2" draw:layer="layout" svg:width="0.387cm" svg:height="0.433cm" svg:x="3.424cm" svg:y="12.405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2.889cm" svg:viewBox="0 0 27 644" draw:points="0,644 27,644 27,0 0,0">
          <text:p/>
        </draw:polygon>
        <draw:polygon draw:style-name="gr3" draw:text-style-name="P4" draw:layer="layout" svg:width="16.241cm" svg:height="0.027cm" svg:x="3.77cm" svg:y="13.505cm" svg:viewBox="0 0 16242 28" draw:points="0,28 16242,28 16242,0 0,0">
          <text:p/>
        </draw:polygon>
        <draw:polygon draw:style-name="gr4" draw:text-style-name="P5" draw:layer="layout" svg:width="0.026cm" svg:height="0.616cm" svg:x="3.77cm" svg:y="12.889cm" svg:viewBox="0 0 27 617" draw:points="0,617 27,617 27,0 0,0">
          <text:p/>
        </draw:polygon>
        <draw:polygon draw:style-name="gr4" draw:text-style-name="P5" draw:layer="layout" svg:width="16.215cm" svg:height="0.027cm" svg:x="3.796cm" svg:y="12.889cm" svg:viewBox="0 0 16216 28" draw:points="0,28 16216,28 16216,0 0,0">
          <text:p/>
        </draw:polygon>
        <draw:polygon draw:style-name="gr5" draw:text-style-name="P6" draw:layer="layout" svg:width="0.027cm" svg:height="0.589cm" svg:x="19.984cm" svg:y="12.916cm" svg:viewBox="0 0 28 590" draw:points="0,590 28,590 28,0 0,0">
          <text:p/>
        </draw:polygon>
        <draw:polygon draw:style-name="gr5" draw:text-style-name="P6" draw:layer="layout" svg:width="16.188cm" svg:height="0.026cm" svg:x="3.796cm" svg:y="13.479cm" svg:viewBox="0 0 16189 27" draw:points="0,27 16189,27 16189,0 0,0">
          <text:p/>
        </draw:polygon>
        <draw:polygon draw:style-name="gr6" draw:text-style-name="P7" draw:layer="layout" svg:width="0.027cm" svg:height="0.563cm" svg:x="3.796cm" svg:y="12.916cm" svg:viewBox="0 0 28 564" draw:points="0,564 28,564 28,0 0,0">
          <text:p/>
        </draw:polygon>
        <draw:polygon draw:style-name="gr6" draw:text-style-name="P7" draw:layer="layout" svg:width="16.161cm" svg:height="0.027cm" svg:x="3.823cm" svg:y="12.916cm" svg:viewBox="0 0 16162 28" draw:points="0,28 16162,28 16162,0 0,0">
          <text:p/>
        </draw:polygon>
        <draw:polygon draw:style-name="gr7" draw:text-style-name="P4" draw:layer="layout" svg:width="16.161cm" svg:height="0.536cm" svg:x="3.823cm" svg:y="12.943cm" svg:viewBox="0 0 16162 537" draw:points="0,537 16162,537 16162,0 0,0">
          <text:p>Construccion initial de galeones</text:p>
        </draw:polygon>
        <draw:frame draw:style-name="gr1" draw:text-style-name="P2" draw:layer="layout" svg:width="0.798cm" svg:height="0.39cm" svg:x="3.768cm" svg:y="12.465cm">
          <draw:text-box>
            <text:p text:style-name="P1"><text:span text:style-name="T1">1</text:span><text:span text:style-name="T1">6</text:span><text:span text:style-name="T1">9</text:span><text:span text:style-name="T1">7</text:span></text:p>
          </draw:text-box>
        </draw:frame>
        <draw:frame draw:style-name="gr1" draw:text-style-name="P2" draw:layer="layout" svg:width="0.387cm" svg:height="0.39cm" svg:x="3.768cm" svg:y="13.61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4.124cm">
          <draw:text-box>
            <text:p text:style-name="P1"><text:span text:style-name="T1">5</text:span><text:span text:style-name="T1">.</text:span></text:p>
          </draw:text-box>
        </draw:frame>
        <draw:frame draw:style-name="gr1" draw:text-style-name="P2" draw:layer="layout" svg:width="0.387cm" svg:height="0.433cm" svg:x="3.424cm" svg:y="14.06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4.556cm" svg:viewBox="0 0 27 644" draw:points="0,644 27,644 27,0 0,0">
          <text:p/>
        </draw:polygon>
        <draw:polygon draw:style-name="gr3" draw:text-style-name="P4" draw:layer="layout" svg:width="16.241cm" svg:height="0.027cm" svg:x="3.77cm" svg:y="15.172cm" svg:viewBox="0 0 16242 28" draw:points="0,28 16242,28 16242,0 0,0">
          <text:p/>
        </draw:polygon>
        <draw:polygon draw:style-name="gr4" draw:text-style-name="P5" draw:layer="layout" svg:width="0.026cm" svg:height="0.616cm" svg:x="3.77cm" svg:y="14.556cm" svg:viewBox="0 0 27 617" draw:points="0,617 27,617 27,0 0,0">
          <text:p/>
        </draw:polygon>
        <draw:polygon draw:style-name="gr4" draw:text-style-name="P5" draw:layer="layout" svg:width="16.215cm" svg:height="0.026cm" svg:x="3.796cm" svg:y="14.556cm" svg:viewBox="0 0 16216 27" draw:points="0,27 16216,27 16216,0 0,0">
          <text:p/>
        </draw:polygon>
        <draw:polygon draw:style-name="gr5" draw:text-style-name="P6" draw:layer="layout" svg:width="0.027cm" svg:height="0.59cm" svg:x="19.984cm" svg:y="14.582cm" svg:viewBox="0 0 28 591" draw:points="0,591 28,591 28,0 0,0">
          <text:p/>
        </draw:polygon>
        <draw:polygon draw:style-name="gr5" draw:text-style-name="P6" draw:layer="layout" svg:width="16.188cm" svg:height="0.026cm" svg:x="3.796cm" svg:y="15.146cm" svg:viewBox="0 0 16189 27" draw:points="0,27 16189,27 16189,0 0,0">
          <text:p/>
        </draw:polygon>
        <draw:polygon draw:style-name="gr6" draw:text-style-name="P7" draw:layer="layout" svg:width="0.027cm" svg:height="0.564cm" svg:x="3.796cm" svg:y="14.582cm" svg:viewBox="0 0 28 565" draw:points="0,565 28,565 28,0 0,0">
          <text:p/>
        </draw:polygon>
        <draw:polygon draw:style-name="gr6" draw:text-style-name="P7" draw:layer="layout" svg:width="16.161cm" svg:height="0.028cm" svg:x="3.823cm" svg:y="14.582cm" svg:viewBox="0 0 16162 29" draw:points="0,29 16162,29 16162,0 0,0">
          <text:p/>
        </draw:polygon>
        <draw:polygon draw:style-name="gr7" draw:text-style-name="P4" draw:layer="layout" svg:width="16.161cm" svg:height="0.536cm" svg:x="3.823cm" svg:y="14.61cm" svg:viewBox="0 0 16162 537" draw:points="0,537 16162,537 16162,0 0,0">
          <text:p>india</text:p>
        </draw:polygon>
        <draw:frame draw:style-name="gr1" draw:text-style-name="P2" draw:layer="layout" svg:width="1.704cm" svg:height="0.39cm" svg:x="3.768cm" svg:y="14.124cm">
          <draw:text-box>
            <text:p text:style-name="P1"><text:span text:style-name="T1">C</text:span><text:span text:style-name="T1">a</text:span><text:span text:style-name="T1">r</text:span><text:span text:style-name="T1">t</text:span><text:span text:style-name="T1">a</text:span><text:span text:style-name="T1">g</text:span><text:span text:style-name="T1">e</text:span><text:span text:style-name="T1">n</text:span><text:span text:style-name="T1">a</text:span><text:span text:style-name="T1"> </text:span></text:p>
          </draw:text-box>
        </draw:frame>
        <draw:frame draw:style-name="gr1" draw:text-style-name="P2" draw:layer="layout" svg:width="0.387cm" svg:height="0.39cm" svg:x="3.768cm" svg:y="15.2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5.791cm">
          <draw:text-box>
            <text:p text:style-name="P1"><text:span text:style-name="T1">6</text:span><text:span text:style-name="T1">.</text:span></text:p>
          </draw:text-box>
        </draw:frame>
        <draw:frame draw:style-name="gr1" draw:text-style-name="P2" draw:layer="layout" svg:width="0.387cm" svg:height="0.433cm" svg:x="3.424cm" svg:y="15.731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6.214cm" svg:viewBox="0 0 27 644" draw:points="0,644 27,644 27,0 0,0">
          <text:p/>
        </draw:polygon>
        <draw:polygon draw:style-name="gr3" draw:text-style-name="P4" draw:layer="layout" svg:width="16.241cm" svg:height="0.027cm" svg:x="3.77cm" svg:y="16.83cm" svg:viewBox="0 0 16242 28" draw:points="0,28 16242,28 16242,0 0,0">
          <text:p/>
        </draw:polygon>
        <draw:polygon draw:style-name="gr4" draw:text-style-name="P5" draw:layer="layout" svg:width="0.026cm" svg:height="0.616cm" svg:x="3.77cm" svg:y="16.214cm" svg:viewBox="0 0 27 617" draw:points="0,617 27,617 27,0 0,0">
          <text:p/>
        </draw:polygon>
        <draw:polygon draw:style-name="gr4" draw:text-style-name="P5" draw:layer="layout" svg:width="16.215cm" svg:height="0.026cm" svg:x="3.796cm" svg:y="16.214cm" svg:viewBox="0 0 16216 27" draw:points="0,27 16216,27 16216,0 0,0">
          <text:p/>
        </draw:polygon>
        <draw:polygon draw:style-name="gr5" draw:text-style-name="P6" draw:layer="layout" svg:width="0.027cm" svg:height="0.59cm" svg:x="19.984cm" svg:y="16.24cm" svg:viewBox="0 0 28 591" draw:points="0,591 28,591 28,0 0,0">
          <text:p/>
        </draw:polygon>
        <draw:polygon draw:style-name="gr5" draw:text-style-name="P6" draw:layer="layout" svg:width="16.188cm" svg:height="0.026cm" svg:x="3.796cm" svg:y="16.804cm" svg:viewBox="0 0 16189 27" draw:points="0,27 16189,27 16189,0 0,0">
          <text:p/>
        </draw:polygon>
        <draw:polygon draw:style-name="gr6" draw:text-style-name="P7" draw:layer="layout" svg:width="0.027cm" svg:height="0.564cm" svg:x="3.796cm" svg:y="16.24cm" svg:viewBox="0 0 28 565" draw:points="0,565 28,565 28,0 0,0">
          <text:p/>
        </draw:polygon>
        <draw:polygon draw:style-name="gr6" draw:text-style-name="P7" draw:layer="layout" svg:width="16.161cm" svg:height="0.029cm" svg:x="3.823cm" svg:y="16.24cm" svg:viewBox="0 0 16162 30" draw:points="0,30 16162,30 16162,0 0,0">
          <text:p/>
        </draw:polygon>
        <draw:polygon draw:style-name="gr7" draw:text-style-name="P4" draw:layer="layout" svg:width="16.161cm" svg:height="0.536cm" svg:x="3.823cm" svg:y="16.268cm" svg:viewBox="0 0 16162 537" draw:points="0,537 16162,537 16162,0 0,0">
          <text:p>Para recuperar oro</text:p>
        </draw:polygon>
        <draw:frame draw:style-name="gr1" draw:text-style-name="P2" draw:layer="layout" svg:width="0.603cm" svg:height="0.39cm" svg:x="3.768cm" svg:y="15.791cm">
          <draw:text-box>
            <text:p text:style-name="P1"><text:span text:style-name="T1">O</text:span><text:span text:style-name="T1">r</text:span><text:span text:style-name="T1">o</text:span></text:p>
          </draw:text-box>
        </draw:frame>
        <draw:frame draw:style-name="gr1" draw:text-style-name="P2" draw:layer="layout" svg:width="0.387cm" svg:height="0.39cm" svg:x="3.768cm" svg:y="16.9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7.45cm">
          <draw:text-box>
            <text:p text:style-name="P1"><text:span text:style-name="T1">7</text:span><text:span text:style-name="T1">.</text:span></text:p>
          </draw:text-box>
        </draw:frame>
        <draw:frame draw:style-name="gr1" draw:text-style-name="P2" draw:layer="layout" svg:width="0.387cm" svg:height="0.433cm" svg:x="3.424cm" svg:y="17.39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7.881cm" svg:viewBox="0 0 27 644" draw:points="0,644 27,644 27,0 0,0">
          <text:p/>
        </draw:polygon>
        <draw:polygon draw:style-name="gr3" draw:text-style-name="P4" draw:layer="layout" svg:width="16.241cm" svg:height="0.027cm" svg:x="3.77cm" svg:y="18.497cm" svg:viewBox="0 0 16242 28" draw:points="0,28 16242,28 16242,0 0,0">
          <text:p/>
        </draw:polygon>
        <draw:polygon draw:style-name="gr4" draw:text-style-name="P5" draw:layer="layout" svg:width="0.026cm" svg:height="0.616cm" svg:x="3.77cm" svg:y="17.881cm" svg:viewBox="0 0 27 617" draw:points="0,617 27,617 27,0 0,0">
          <text:p/>
        </draw:polygon>
        <draw:polygon draw:style-name="gr4" draw:text-style-name="P5" draw:layer="layout" svg:width="16.215cm" svg:height="0.026cm" svg:x="3.796cm" svg:y="17.881cm" svg:viewBox="0 0 16216 27" draw:points="0,27 16216,27 16216,0 0,0">
          <text:p/>
        </draw:polygon>
        <draw:polygon draw:style-name="gr5" draw:text-style-name="P6" draw:layer="layout" svg:width="0.027cm" svg:height="0.59cm" svg:x="19.984cm" svg:y="17.907cm" svg:viewBox="0 0 28 591" draw:points="0,591 28,591 28,0 0,0">
          <text:p/>
        </draw:polygon>
        <draw:polygon draw:style-name="gr5" draw:text-style-name="P6" draw:layer="layout" svg:width="16.188cm" svg:height="0.026cm" svg:x="3.796cm" svg:y="18.471cm" svg:viewBox="0 0 16189 27" draw:points="0,27 16189,27 16189,0 0,0">
          <text:p/>
        </draw:polygon>
        <draw:polygon draw:style-name="gr6" draw:text-style-name="P7" draw:layer="layout" svg:width="0.027cm" svg:height="0.564cm" svg:x="3.796cm" svg:y="17.907cm" svg:viewBox="0 0 28 565" draw:points="0,565 28,565 28,0 0,0">
          <text:p/>
        </draw:polygon>
        <draw:polygon draw:style-name="gr6" draw:text-style-name="P7" draw:layer="layout" svg:width="16.161cm" svg:height="0.028cm" svg:x="3.823cm" svg:y="17.907cm" svg:viewBox="0 0 16162 29" draw:points="0,29 16162,29 16162,0 0,0">
          <text:p/>
        </draw:polygon>
        <draw:polygon draw:style-name="gr7" draw:text-style-name="P4" draw:layer="layout" svg:width="16.161cm" svg:height="0.536cm" svg:x="3.823cm" svg:y="17.935cm" svg:viewBox="0 0 16162 537" draw:points="0,537 16162,537 16162,0 0,0">
          <text:p>10 otras barco</text:p>
        </draw:polygon>
        <draw:frame draw:style-name="gr1" draw:text-style-name="P2" draw:layer="layout" svg:width="1.899cm" svg:height="0.39cm" svg:x="3.768cm" svg:y="17.45cm">
          <draw:text-box>
            <text:p text:style-name="P1"><text:span text:style-name="T1">0</text:span><text:span text:style-name="T1">2</text:span><text:span text:style-name="T1">/</text:span><text:span text:style-name="T1">0</text:span><text:span text:style-name="T1">2</text:span><text:span text:style-name="T1">/</text:span><text:span text:style-name="T1">1</text:span><text:span text:style-name="T1">7</text:span><text:span text:style-name="T1">0</text:span><text:span text:style-name="T1">8</text:span></text:p>
          </draw:text-box>
        </draw:frame>
        <draw:frame draw:style-name="gr1" draw:text-style-name="P2" draw:layer="layout" svg:width="0.387cm" svg:height="0.39cm" svg:x="3.768cm" svg:y="18.60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19.117cm">
          <draw:text-box>
            <text:p text:style-name="P1"><text:span text:style-name="T1">8</text:span><text:span text:style-name="T1">.</text:span></text:p>
          </draw:text-box>
        </draw:frame>
        <draw:frame draw:style-name="gr1" draw:text-style-name="P2" draw:layer="layout" svg:width="0.387cm" svg:height="0.433cm" svg:x="3.424cm" svg:y="19.057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9.539cm" svg:viewBox="0 0 27 644" draw:points="0,644 27,644 27,0 0,0">
          <text:p/>
        </draw:polygon>
        <draw:polygon draw:style-name="gr3" draw:text-style-name="P4" draw:layer="layout" svg:width="16.241cm" svg:height="0.027cm" svg:x="3.77cm" svg:y="20.155cm" svg:viewBox="0 0 16242 28" draw:points="0,28 16242,28 16242,0 0,0">
          <text:p/>
        </draw:polygon>
        <draw:polygon draw:style-name="gr4" draw:text-style-name="P5" draw:layer="layout" svg:width="0.026cm" svg:height="0.616cm" svg:x="3.77cm" svg:y="19.539cm" svg:viewBox="0 0 27 617" draw:points="0,617 27,617 27,0 0,0">
          <text:p/>
        </draw:polygon>
        <draw:polygon draw:style-name="gr4" draw:text-style-name="P5" draw:layer="layout" svg:width="16.215cm" svg:height="0.026cm" svg:x="3.796cm" svg:y="19.539cm" svg:viewBox="0 0 16216 27" draw:points="0,27 16216,27 16216,0 0,0">
          <text:p/>
        </draw:polygon>
        <draw:polygon draw:style-name="gr5" draw:text-style-name="P6" draw:layer="layout" svg:width="0.027cm" svg:height="0.59cm" svg:x="19.984cm" svg:y="19.565cm" svg:viewBox="0 0 28 591" draw:points="0,591 28,591 28,0 0,0">
          <text:p/>
        </draw:polygon>
        <draw:polygon draw:style-name="gr5" draw:text-style-name="P6" draw:layer="layout" svg:width="16.188cm" svg:height="0.026cm" svg:x="3.796cm" svg:y="20.129cm" svg:viewBox="0 0 16189 27" draw:points="0,27 16189,27 16189,0 0,0">
          <text:p/>
        </draw:polygon>
        <draw:polygon draw:style-name="gr6" draw:text-style-name="P7" draw:layer="layout" svg:width="0.027cm" svg:height="0.564cm" svg:x="3.796cm" svg:y="19.565cm" svg:viewBox="0 0 28 565" draw:points="0,565 28,565 28,0 0,0">
          <text:p/>
        </draw:polygon>
        <draw:polygon draw:style-name="gr6" draw:text-style-name="P7" draw:layer="layout" svg:width="16.161cm" svg:height="0.028cm" svg:x="3.823cm" svg:y="19.565cm" svg:viewBox="0 0 16162 29" draw:points="0,29 16162,29 16162,0 0,0">
          <text:p/>
        </draw:polygon>
        <draw:polygon draw:style-name="gr7" draw:text-style-name="P4" draw:layer="layout" svg:width="16.161cm" svg:height="0.536cm" svg:x="3.823cm" svg:y="19.593cm" svg:viewBox="0 0 16162 537" draw:points="0,537 16162,537 16162,0 0,0">
          <text:p>Tonelas de oro</text:p>
        </draw:polygon>
        <draw:frame draw:style-name="gr1" draw:text-style-name="P2" draw:layer="layout" svg:width="0.599cm" svg:height="0.39cm" svg:x="3.768cm" svg:y="19.117cm">
          <draw:text-box>
            <text:p text:style-name="P1"><text:span text:style-name="T1">2</text:span><text:span text:style-name="T1">0</text:span><text:span text:style-name="T1">0</text:span></text:p>
          </draw:text-box>
        </draw:frame>
        <draw:frame draw:style-name="gr1" draw:text-style-name="P2" draw:layer="layout" svg:width="0.387cm" svg:height="0.39cm" svg:x="3.768cm" svg:y="20.26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133cm" svg:y="20.776cm">
          <draw:text-box>
            <text:p text:style-name="P1"><text:span text:style-name="T1">9</text:span><text:span text:style-name="T1">.</text:span></text:p>
          </draw:text-box>
        </draw:frame>
        <draw:frame draw:style-name="gr1" draw:text-style-name="P2" draw:layer="layout" svg:width="0.387cm" svg:height="0.433cm" svg:x="3.424cm" svg:y="20.716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21.206cm" svg:viewBox="0 0 27 644" draw:points="0,644 27,644 27,0 0,0">
          <text:p/>
        </draw:polygon>
        <draw:polygon draw:style-name="gr3" draw:text-style-name="P4" draw:layer="layout" svg:width="16.241cm" svg:height="0.027cm" svg:x="3.77cm" svg:y="21.822cm" svg:viewBox="0 0 16242 28" draw:points="0,28 16242,28 16242,0 0,0">
          <text:p/>
        </draw:polygon>
        <draw:polygon draw:style-name="gr4" draw:text-style-name="P5" draw:layer="layout" svg:width="0.026cm" svg:height="0.616cm" svg:x="3.77cm" svg:y="21.206cm" svg:viewBox="0 0 27 617" draw:points="0,617 27,617 27,0 0,0">
          <text:p/>
        </draw:polygon>
        <draw:polygon draw:style-name="gr4" draw:text-style-name="P5" draw:layer="layout" svg:width="16.215cm" svg:height="0.026cm" svg:x="3.796cm" svg:y="21.206cm" svg:viewBox="0 0 16216 27" draw:points="0,27 16216,27 16216,0 0,0">
          <text:p/>
        </draw:polygon>
        <draw:polygon draw:style-name="gr5" draw:text-style-name="P6" draw:layer="layout" svg:width="0.027cm" svg:height="0.59cm" svg:x="19.984cm" svg:y="21.232cm" svg:viewBox="0 0 28 591" draw:points="0,591 28,591 28,0 0,0">
          <text:p/>
        </draw:polygon>
        <draw:polygon draw:style-name="gr5" draw:text-style-name="P6" draw:layer="layout" svg:width="16.188cm" svg:height="0.027cm" svg:x="3.796cm" svg:y="21.795cm" svg:viewBox="0 0 16189 28" draw:points="0,28 16189,28 16189,0 0,0">
          <text:p/>
        </draw:polygon>
        <draw:polygon draw:style-name="gr6" draw:text-style-name="P7" draw:layer="layout" svg:width="0.027cm" svg:height="0.564cm" svg:x="3.796cm" svg:y="21.232cm" svg:viewBox="0 0 28 565" draw:points="0,565 28,565 28,0 0,0">
          <text:p/>
        </draw:polygon>
        <draw:polygon draw:style-name="gr6" draw:text-style-name="P7" draw:layer="layout" svg:width="16.161cm" svg:height="0.028cm" svg:x="3.823cm" svg:y="21.232cm" svg:viewBox="0 0 16162 29" draw:points="0,29 16162,29 16162,0 0,0">
          <text:p/>
        </draw:polygon>
        <draw:polygon draw:style-name="gr7" draw:text-style-name="P4" draw:layer="layout" svg:width="16.161cm" svg:height="0.536cm" svg:x="3.823cm" svg:y="21.26cm" svg:viewBox="0 0 16162 537" draw:points="0,537 16162,537 16162,0 0,0">
          <text:p>Sabian que estaban </text:p>
        </draw:polygon>
        <draw:frame draw:style-name="gr1" draw:text-style-name="P2" draw:layer="layout" svg:width="1.357cm" svg:height="0.39cm" svg:x="3.768cm" svg:y="20.776cm">
          <draw:text-box>
            <text:p text:style-name="P1"><text:span text:style-name="T1"><text:s/></text:span><text:span text:style-name="T1">I</text:span><text:span text:style-name="T1">n</text:span><text:span text:style-name="T1">g</text:span><text:span text:style-name="T1">l</text:span><text:span text:style-name="T1">e</text:span><text:span text:style-name="T1">s</text:span><text:span text:style-name="T1">e</text:span><text:span text:style-name="T1">s</text:span></text:p>
          </draw:text-box>
        </draw:frame>
        <draw:frame draw:style-name="gr1" draw:text-style-name="P2" draw:layer="layout" svg:width="0.387cm" svg:height="0.39cm" svg:x="3.768cm" svg:y="21.93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22.444cm">
          <draw:text-box>
            <text:p text:style-name="P1"><text:span text:style-name="T1">1</text:span><text:span text:style-name="T1">0</text:span><text:span text:style-name="T1">.</text:span></text:p>
          </draw:text-box>
        </draw:frame>
        <draw:frame draw:style-name="gr1" draw:text-style-name="P2" draw:layer="layout" svg:width="0.387cm" svg:height="0.433cm" svg:x="3.627cm" svg:y="22.38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22.864cm" svg:viewBox="0 0 27 644" draw:points="0,644 27,644 27,0 0,0">
          <text:p/>
        </draw:polygon>
        <draw:polygon draw:style-name="gr3" draw:text-style-name="P4" draw:layer="layout" svg:width="16.241cm" svg:height="0.027cm" svg:x="3.77cm" svg:y="23.48cm" svg:viewBox="0 0 16242 28" draw:points="0,28 16242,28 16242,0 0,0">
          <text:p/>
        </draw:polygon>
        <draw:polygon draw:style-name="gr4" draw:text-style-name="P5" draw:layer="layout" svg:width="0.026cm" svg:height="0.616cm" svg:x="3.77cm" svg:y="22.864cm" svg:viewBox="0 0 27 617" draw:points="0,617 27,617 27,0 0,0">
          <text:p/>
        </draw:polygon>
        <draw:polygon draw:style-name="gr4" draw:text-style-name="P5" draw:layer="layout" svg:width="16.215cm" svg:height="0.026cm" svg:x="3.796cm" svg:y="22.864cm" svg:viewBox="0 0 16216 27" draw:points="0,27 16216,27 16216,0 0,0">
          <text:p/>
        </draw:polygon>
        <draw:polygon draw:style-name="gr5" draw:text-style-name="P6" draw:layer="layout" svg:width="0.027cm" svg:height="0.59cm" svg:x="19.984cm" svg:y="22.89cm" svg:viewBox="0 0 28 591" draw:points="0,591 28,591 28,0 0,0">
          <text:p/>
        </draw:polygon>
        <draw:polygon draw:style-name="gr5" draw:text-style-name="P6" draw:layer="layout" svg:width="16.188cm" svg:height="0.026cm" svg:x="3.796cm" svg:y="23.454cm" svg:viewBox="0 0 16189 27" draw:points="0,27 16189,27 16189,0 0,0">
          <text:p/>
        </draw:polygon>
        <draw:polygon draw:style-name="gr6" draw:text-style-name="P7" draw:layer="layout" svg:width="0.027cm" svg:height="0.564cm" svg:x="3.796cm" svg:y="22.89cm" svg:viewBox="0 0 28 565" draw:points="0,565 28,565 28,0 0,0">
          <text:p/>
        </draw:polygon>
        <draw:polygon draw:style-name="gr6" draw:text-style-name="P7" draw:layer="layout" svg:width="16.161cm" svg:height="0.028cm" svg:x="3.823cm" svg:y="22.89cm" svg:viewBox="0 0 16162 29" draw:points="0,29 16162,29 16162,0 0,0">
          <text:p/>
        </draw:polygon>
        <draw:polygon draw:style-name="gr7" draw:text-style-name="P4" draw:layer="layout" svg:width="16.161cm" svg:height="0.536cm" svg:x="3.823cm" svg:y="22.918cm" svg:viewBox="0 0 16162 537" draw:points="0,537 16162,537 16162,0 0,0">
          <text:p>Barcos armados hasta las dientes</text:p>
        </draw:polygon>
        <draw:frame draw:style-name="gr1" draw:text-style-name="P2" draw:layer="layout" svg:width="0.387cm" svg:height="0.39cm" svg:x="3.768cm" svg:y="22.444cm">
          <draw:text-box>
            <text:p text:style-name="P1"><text:span text:style-name="T1">4</text:span></text:p>
          </draw:text-box>
        </draw:frame>
        <draw:frame draw:style-name="gr1" draw:text-style-name="P2" draw:layer="layout" svg:width="0.387cm" svg:height="0.39cm" svg:x="3.768cm" svg:y="23.5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24.102cm">
          <draw:text-box>
            <text:p text:style-name="P1"><text:span text:style-name="T1">1</text:span><text:span text:style-name="T1">1</text:span><text:span text:style-name="T1">.</text:span></text:p>
          </draw:text-box>
        </draw:frame>
        <draw:frame draw:style-name="gr1" draw:text-style-name="P2" draw:layer="layout" svg:width="0.387cm" svg:height="0.433cm" svg:x="3.627cm" svg:y="24.042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24.531cm" svg:viewBox="0 0 27 644" draw:points="0,644 27,644 27,0 0,0">
          <text:p/>
        </draw:polygon>
        <draw:polygon draw:style-name="gr3" draw:text-style-name="P4" draw:layer="layout" svg:width="16.241cm" svg:height="0.027cm" svg:x="3.77cm" svg:y="25.147cm" svg:viewBox="0 0 16242 28" draw:points="0,28 16242,28 16242,0 0,0">
          <text:p/>
        </draw:polygon>
        <draw:polygon draw:style-name="gr4" draw:text-style-name="P5" draw:layer="layout" svg:width="0.026cm" svg:height="0.616cm" svg:x="3.77cm" svg:y="24.531cm" svg:viewBox="0 0 27 617" draw:points="0,617 27,617 27,0 0,0">
          <text:p/>
        </draw:polygon>
        <draw:polygon draw:style-name="gr4" draw:text-style-name="P5" draw:layer="layout" svg:width="16.215cm" svg:height="0.026cm" svg:x="3.796cm" svg:y="24.531cm" svg:viewBox="0 0 16216 27" draw:points="0,27 16216,27 16216,0 0,0">
          <text:p/>
        </draw:polygon>
        <draw:polygon draw:style-name="gr5" draw:text-style-name="P6" draw:layer="layout" svg:width="0.027cm" svg:height="0.59cm" svg:x="19.984cm" svg:y="24.557cm" svg:viewBox="0 0 28 591" draw:points="0,591 28,591 28,0 0,0">
          <text:p/>
        </draw:polygon>
        <draw:polygon draw:style-name="gr5" draw:text-style-name="P6" draw:layer="layout" svg:width="16.188cm" svg:height="0.027cm" svg:x="3.796cm" svg:y="25.12cm" svg:viewBox="0 0 16189 28" draw:points="0,28 16189,28 16189,0 0,0">
          <text:p/>
        </draw:polygon>
        <draw:polygon draw:style-name="gr6" draw:text-style-name="P7" draw:layer="layout" svg:width="0.027cm" svg:height="0.563cm" svg:x="3.796cm" svg:y="24.557cm" svg:viewBox="0 0 28 564" draw:points="0,564 28,564 28,0 0,0">
          <text:p/>
        </draw:polygon>
        <draw:polygon draw:style-name="gr6" draw:text-style-name="P7" draw:layer="layout" svg:width="16.161cm" svg:height="0.028cm" svg:x="3.823cm" svg:y="24.557cm" svg:viewBox="0 0 16162 29" draw:points="0,29 16162,29 16162,0 0,0">
          <text:p/>
        </draw:polygon>
        <draw:polygon draw:style-name="gr7" draw:text-style-name="P4" draw:layer="layout" svg:width="16.161cm" svg:height="0.535cm" svg:x="3.823cm" svg:y="24.585cm" svg:viewBox="0 0 16162 536" draw:points="0,536 16162,536 16162,0 0,0">
          <text:p>15 fue de caracter mercantil y no militar</text:p>
        </draw:polygon>
        <draw:frame draw:style-name="gr1" draw:text-style-name="P2" draw:layer="layout" svg:width="1.526cm" svg:height="0.39cm" svg:x="3.768cm" svg:y="24.102cm">
          <draw:text-box>
            <text:p text:style-name="P1"><text:span text:style-name="T1">M</text:span><text:span text:style-name="T1">e</text:span><text:span text:style-name="T1">r</text:span><text:span text:style-name="T1">c</text:span><text:span text:style-name="T1">a</text:span><text:span text:style-name="T1">n</text:span><text:span text:style-name="T1">t</text:span><text:span text:style-name="T1">i</text:span><text:span text:style-name="T1">l</text:span></text:p>
          </draw:text-box>
        </draw:frame>
        <draw:frame draw:style-name="gr1" draw:text-style-name="P2" draw:layer="layout" svg:width="0.387cm" svg:height="0.39cm" svg:x="3.768cm" svg:y="25.257cm">
          <draw:text-box>
            <text:p text:style-name="P1"><text:span text:style-name="T1"><text:s/>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97cm" svg:height="0.39cm" svg:x="3.133cm" svg:y="2.576cm">
          <draw:text-box>
            <text:p text:style-name="P1"><text:span text:style-name="T1">12.</text:span></text:p>
          </draw:text-box>
        </draw:frame>
        <draw:frame draw:style-name="gr1" draw:text-style-name="P2" draw:layer="layout" svg:width="0.387cm" svg:height="0.433cm" svg:x="3.627cm" svg:y="2.516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3.012cm" svg:viewBox="0 0 27 644" draw:points="0,644 27,644 27,0 0,0">
          <text:p/>
        </draw:polygon>
        <draw:polygon draw:style-name="gr3" draw:text-style-name="P4" draw:layer="layout" svg:width="16.241cm" svg:height="0.027cm" svg:x="3.77cm" svg:y="3.628cm" svg:viewBox="0 0 16242 28" draw:points="0,28 16242,28 16242,0 0,0">
          <text:p/>
        </draw:polygon>
        <draw:polygon draw:style-name="gr4" draw:text-style-name="P5" draw:layer="layout" svg:width="0.026cm" svg:height="0.616cm" svg:x="3.77cm" svg:y="3.012cm" svg:viewBox="0 0 27 617" draw:points="0,617 27,617 27,0 0,0">
          <text:p/>
        </draw:polygon>
        <draw:polygon draw:style-name="gr4" draw:text-style-name="P5" draw:layer="layout" svg:width="16.215cm" svg:height="0.026cm" svg:x="3.796cm" svg:y="3.012cm" svg:viewBox="0 0 16216 27" draw:points="0,27 16216,27 16216,0 0,0">
          <text:p/>
        </draw:polygon>
        <draw:polygon draw:style-name="gr5" draw:text-style-name="P6" draw:layer="layout" svg:width="0.027cm" svg:height="0.59cm" svg:x="19.984cm" svg:y="3.038cm" svg:viewBox="0 0 28 591" draw:points="0,591 28,591 28,0 0,0">
          <text:p/>
        </draw:polygon>
        <draw:polygon draw:style-name="gr5" draw:text-style-name="P6" draw:layer="layout" svg:width="16.188cm" svg:height="0.027cm" svg:x="3.796cm" svg:y="3.601cm" svg:viewBox="0 0 16189 28" draw:points="0,28 16189,28 16189,0 0,0">
          <text:p/>
        </draw:polygon>
        <draw:polygon draw:style-name="gr6" draw:text-style-name="P7" draw:layer="layout" svg:width="0.027cm" svg:height="0.563cm" svg:x="3.796cm" svg:y="3.038cm" svg:viewBox="0 0 28 564" draw:points="0,564 28,564 28,0 0,0">
          <text:p/>
        </draw:polygon>
        <draw:polygon draw:style-name="gr6" draw:text-style-name="P7" draw:layer="layout" svg:width="16.161cm" svg:height="0.028cm" svg:x="3.823cm" svg:y="3.038cm" svg:viewBox="0 0 16162 29" draw:points="0,29 16162,29 16162,0 0,0">
          <text:p/>
        </draw:polygon>
        <draw:polygon draw:style-name="gr7" draw:text-style-name="P4" draw:layer="layout" svg:width="16.161cm" svg:height="0.535cm" svg:x="3.823cm" svg:y="3.066cm" svg:viewBox="0 0 16162 536" draw:points="0,536 16162,536 16162,0 0,0">
          <text:p>Dias </text:p>
        </draw:polygon>
        <draw:frame draw:style-name="gr1" draw:text-style-name="P2" draw:layer="layout" svg:width="0.4cm" svg:height="0.39cm" svg:x="3.768cm" svg:y="2.576cm">
          <draw:text-box>
            <text:p text:style-name="P1"><text:span text:style-name="T1">11</text:span></text:p>
          </draw:text-box>
        </draw:frame>
        <draw:frame draw:style-name="gr1" draw:text-style-name="P2" draw:layer="layout" svg:width="0.387cm" svg:height="0.39cm" svg:x="3.768cm" svg:y="3.7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4.24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4.755cm">
          <draw:text-box>
            <text:p text:style-name="P1"><text:span text:style-name="T1">13.</text:span></text:p>
          </draw:text-box>
        </draw:frame>
        <draw:frame draw:style-name="gr1" draw:text-style-name="P2" draw:layer="layout" svg:width="0.387cm" svg:height="0.433cm" svg:x="3.627cm" svg:y="4.695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5.181cm" svg:viewBox="0 0 27 644" draw:points="0,644 27,644 27,0 0,0">
          <text:p/>
        </draw:polygon>
        <draw:polygon draw:style-name="gr3" draw:text-style-name="P4" draw:layer="layout" svg:width="16.241cm" svg:height="0.026cm" svg:x="3.77cm" svg:y="5.798cm" svg:viewBox="0 0 16242 27" draw:points="0,27 16242,27 16242,0 0,0">
          <text:p/>
        </draw:polygon>
        <draw:polygon draw:style-name="gr4" draw:text-style-name="P5" draw:layer="layout" svg:width="0.026cm" svg:height="0.617cm" svg:x="3.77cm" svg:y="5.181cm" svg:viewBox="0 0 27 618" draw:points="0,618 27,618 27,0 0,0">
          <text:p/>
        </draw:polygon>
        <draw:polygon draw:style-name="gr4" draw:text-style-name="P5" draw:layer="layout" svg:width="16.215cm" svg:height="0.027cm" svg:x="3.796cm" svg:y="5.181cm" svg:viewBox="0 0 16216 28" draw:points="0,28 16216,28 16216,0 0,0">
          <text:p/>
        </draw:polygon>
        <draw:polygon draw:style-name="gr5" draw:text-style-name="P6" draw:layer="layout" svg:width="0.027cm" svg:height="0.59cm" svg:x="19.984cm" svg:y="5.208cm" svg:viewBox="0 0 28 591" draw:points="0,591 28,591 28,0 0,0">
          <text:p/>
        </draw:polygon>
        <draw:polygon draw:style-name="gr5" draw:text-style-name="P6" draw:layer="layout" svg:width="16.188cm" svg:height="0.027cm" svg:x="3.796cm" svg:y="5.771cm" svg:viewBox="0 0 16189 28" draw:points="0,28 16189,28 16189,0 0,0">
          <text:p/>
        </draw:polygon>
        <draw:polygon draw:style-name="gr6" draw:text-style-name="P7" draw:layer="layout" svg:width="0.027cm" svg:height="0.563cm" svg:x="3.796cm" svg:y="5.208cm" svg:viewBox="0 0 28 564" draw:points="0,564 28,564 28,0 0,0">
          <text:p/>
        </draw:polygon>
        <draw:polygon draw:style-name="gr6" draw:text-style-name="P7" draw:layer="layout" svg:width="16.161cm" svg:height="0.027cm" svg:x="3.823cm" svg:y="5.208cm" svg:viewBox="0 0 16162 28" draw:points="0,28 16162,28 16162,0 0,0">
          <text:p/>
        </draw:polygon>
        <draw:polygon draw:style-name="gr7" draw:text-style-name="P4" draw:layer="layout" svg:width="16.161cm" svg:height="0.536cm" svg:x="3.823cm" svg:y="5.235cm" svg:viewBox="0 0 16162 537" draw:points="0,537 16162,537 16162,0 0,0">
          <text:p>La guera de succession</text:p>
        </draw:polygon>
        <draw:frame draw:style-name="gr1" draw:text-style-name="P2" draw:layer="layout" svg:width="2.136cm" svg:height="0.39cm" svg:x="3.768cm" svg:y="4.755cm">
          <draw:text-box>
            <text:p text:style-name="P1"><text:span text:style-name="T1">Felipe Quinto</text:span></text:p>
          </draw:text-box>
        </draw:frame>
        <draw:frame draw:style-name="gr1" draw:text-style-name="P2" draw:layer="layout" svg:width="0.387cm" svg:height="0.39cm" svg:x="3.768cm" svg:y="5.90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6.41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6.925cm">
          <draw:text-box>
            <text:p text:style-name="P1"><text:span text:style-name="T1">14.</text:span></text:p>
          </draw:text-box>
        </draw:frame>
        <draw:frame draw:style-name="gr1" draw:text-style-name="P2" draw:layer="layout" svg:width="0.387cm" svg:height="0.433cm" svg:x="3.627cm" svg:y="6.865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2cm" svg:x="20.011cm" svg:y="7.36cm" svg:viewBox="0 0 27 643" draw:points="0,643 27,643 27,0 0,0">
          <text:p/>
        </draw:polygon>
        <draw:polygon draw:style-name="gr3" draw:text-style-name="P4" draw:layer="layout" svg:width="16.241cm" svg:height="0.026cm" svg:x="3.77cm" svg:y="7.976cm" svg:viewBox="0 0 16242 27" draw:points="0,27 16242,27 16242,0 0,0">
          <text:p/>
        </draw:polygon>
        <draw:polygon draw:style-name="gr4" draw:text-style-name="P5" draw:layer="layout" svg:width="0.026cm" svg:height="0.616cm" svg:x="3.77cm" svg:y="7.36cm" svg:viewBox="0 0 27 617" draw:points="0,617 27,617 27,0 0,0">
          <text:p/>
        </draw:polygon>
        <draw:polygon draw:style-name="gr4" draw:text-style-name="P5" draw:layer="layout" svg:width="16.215cm" svg:height="0.026cm" svg:x="3.796cm" svg:y="7.36cm" svg:viewBox="0 0 16216 27" draw:points="0,27 16216,27 16216,0 0,0">
          <text:p/>
        </draw:polygon>
        <draw:polygon draw:style-name="gr5" draw:text-style-name="P6" draw:layer="layout" svg:width="0.027cm" svg:height="0.59cm" svg:x="19.984cm" svg:y="7.386cm" svg:viewBox="0 0 28 591" draw:points="0,591 28,591 28,0 0,0">
          <text:p/>
        </draw:polygon>
        <draw:polygon draw:style-name="gr5" draw:text-style-name="P6" draw:layer="layout" svg:width="16.188cm" svg:height="0.027cm" svg:x="3.796cm" svg:y="7.949cm" svg:viewBox="0 0 16189 28" draw:points="0,28 16189,28 16189,0 0,0">
          <text:p/>
        </draw:polygon>
        <draw:polygon draw:style-name="gr6" draw:text-style-name="P7" draw:layer="layout" svg:width="0.027cm" svg:height="0.563cm" svg:x="3.796cm" svg:y="7.386cm" svg:viewBox="0 0 28 564" draw:points="0,564 28,564 28,0 0,0">
          <text:p/>
        </draw:polygon>
        <draw:polygon draw:style-name="gr6" draw:text-style-name="P7" draw:layer="layout" svg:width="16.161cm" svg:height="0.027cm" svg:x="3.823cm" svg:y="7.386cm" svg:viewBox="0 0 16162 28" draw:points="0,28 16162,28 16162,0 0,0">
          <text:p/>
        </draw:polygon>
        <draw:polygon draw:style-name="gr7" draw:text-style-name="P4" draw:layer="layout" svg:width="16.161cm" svg:height="0.535cm" svg:x="3.823cm" svg:y="7.414cm" svg:viewBox="0 0 16162 536" draw:points="0,536 16162,536 16162,0 0,0">
          <text:p>Y olvidas</text:p>
        </draw:polygon>
        <draw:frame draw:style-name="gr1" draw:text-style-name="P2" draw:layer="layout" svg:width="1.082cm" svg:height="0.39cm" svg:x="3.768cm" svg:y="6.925cm">
          <draw:text-box>
            <text:p text:style-name="P1"><text:span text:style-name="T1">Batalla</text:span></text:p>
          </draw:text-box>
        </draw:frame>
        <draw:frame draw:style-name="gr1" draw:text-style-name="P2" draw:layer="layout" svg:width="0.387cm" svg:height="0.39cm" svg:x="3.768cm" svg:y="8.08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8.5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9.104cm">
          <draw:text-box>
            <text:p text:style-name="P1"><text:span text:style-name="T1">15.</text:span></text:p>
          </draw:text-box>
        </draw:frame>
        <draw:frame draw:style-name="gr1" draw:text-style-name="P2" draw:layer="layout" svg:width="0.387cm" svg:height="0.433cm" svg:x="3.627cm" svg:y="9.04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9.529cm" svg:viewBox="0 0 27 644" draw:points="0,644 27,644 27,0 0,0">
          <text:p/>
        </draw:polygon>
        <draw:polygon draw:style-name="gr3" draw:text-style-name="P4" draw:layer="layout" svg:width="16.241cm" svg:height="0.027cm" svg:x="3.77cm" svg:y="10.145cm" svg:viewBox="0 0 16242 28" draw:points="0,28 16242,28 16242,0 0,0">
          <text:p/>
        </draw:polygon>
        <draw:polygon draw:style-name="gr4" draw:text-style-name="P5" draw:layer="layout" svg:width="0.026cm" svg:height="0.616cm" svg:x="3.77cm" svg:y="9.529cm" svg:viewBox="0 0 27 617" draw:points="0,617 27,617 27,0 0,0">
          <text:p/>
        </draw:polygon>
        <draw:polygon draw:style-name="gr4" draw:text-style-name="P5" draw:layer="layout" svg:width="16.215cm" svg:height="0.026cm" svg:x="3.796cm" svg:y="9.529cm" svg:viewBox="0 0 16216 27" draw:points="0,27 16216,27 16216,0 0,0">
          <text:p/>
        </draw:polygon>
        <draw:polygon draw:style-name="gr5" draw:text-style-name="P6" draw:layer="layout" svg:width="0.027cm" svg:height="0.59cm" svg:x="19.984cm" svg:y="9.555cm" svg:viewBox="0 0 28 591" draw:points="0,591 28,591 28,0 0,0">
          <text:p/>
        </draw:polygon>
        <draw:polygon draw:style-name="gr5" draw:text-style-name="P6" draw:layer="layout" svg:width="16.188cm" svg:height="0.026cm" svg:x="3.796cm" svg:y="10.119cm" svg:viewBox="0 0 16189 27" draw:points="0,27 16189,27 16189,0 0,0">
          <text:p/>
        </draw:polygon>
        <draw:polygon draw:style-name="gr6" draw:text-style-name="P7" draw:layer="layout" svg:width="0.027cm" svg:height="0.564cm" svg:x="3.796cm" svg:y="9.555cm" svg:viewBox="0 0 28 565" draw:points="0,565 28,565 28,0 0,0">
          <text:p/>
        </draw:polygon>
        <draw:polygon draw:style-name="gr6" draw:text-style-name="P7" draw:layer="layout" svg:width="16.161cm" svg:height="0.028cm" svg:x="3.823cm" svg:y="9.555cm" svg:viewBox="0 0 16162 29" draw:points="0,29 16162,29 16162,0 0,0">
          <text:p/>
        </draw:polygon>
        <draw:polygon draw:style-name="gr7" draw:text-style-name="P4" draw:layer="layout" svg:width="16.161cm" svg:height="0.536cm" svg:x="3.823cm" svg:y="9.583cm" svg:viewBox="0 0 16162 537" draw:points="0,537 16162,537 16162,0 0,0">
          <text:p>Inicia la ataca contre St Jose</text:p>
        </draw:polygon>
        <draw:frame draw:style-name="gr1" draw:text-style-name="P2" draw:layer="layout" svg:width="1.992cm" svg:height="0.39cm" svg:x="3.768cm" svg:y="9.104cm">
          <draw:text-box>
            <text:p text:style-name="P1"><text:span text:style-name="T1">5 de la tarde</text:span></text:p>
          </draw:text-box>
        </draw:frame>
        <draw:frame draw:style-name="gr1" draw:text-style-name="P2" draw:layer="layout" svg:width="0.387cm" svg:height="0.39cm" svg:x="3.768cm" svg:y="10.2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0.76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11.275cm">
          <draw:text-box>
            <text:p text:style-name="P1"><text:span text:style-name="T1">16.</text:span></text:p>
          </draw:text-box>
        </draw:frame>
        <draw:frame draw:style-name="gr1" draw:text-style-name="P2" draw:layer="layout" svg:width="0.387cm" svg:height="0.433cm" svg:x="3.627cm" svg:y="11.215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1.707cm" svg:viewBox="0 0 27 644" draw:points="0,644 27,644 27,0 0,0">
          <text:p/>
        </draw:polygon>
        <draw:polygon draw:style-name="gr3" draw:text-style-name="P4" draw:layer="layout" svg:width="16.241cm" svg:height="0.026cm" svg:x="3.77cm" svg:y="12.324cm" svg:viewBox="0 0 16242 27" draw:points="0,27 16242,27 16242,0 0,0">
          <text:p/>
        </draw:polygon>
        <draw:polygon draw:style-name="gr4" draw:text-style-name="P5" draw:layer="layout" svg:width="0.026cm" svg:height="0.617cm" svg:x="3.77cm" svg:y="11.707cm" svg:viewBox="0 0 27 618" draw:points="0,618 27,618 27,0 0,0">
          <text:p/>
        </draw:polygon>
        <draw:polygon draw:style-name="gr4" draw:text-style-name="P5" draw:layer="layout" svg:width="16.215cm" svg:height="0.027cm" svg:x="3.796cm" svg:y="11.707cm" svg:viewBox="0 0 16216 28" draw:points="0,28 16216,28 16216,0 0,0">
          <text:p/>
        </draw:polygon>
        <draw:polygon draw:style-name="gr5" draw:text-style-name="P6" draw:layer="layout" svg:width="0.027cm" svg:height="0.59cm" svg:x="19.984cm" svg:y="11.734cm" svg:viewBox="0 0 28 591" draw:points="0,591 28,591 28,0 0,0">
          <text:p/>
        </draw:polygon>
        <draw:polygon draw:style-name="gr5" draw:text-style-name="P6" draw:layer="layout" svg:width="16.188cm" svg:height="0.027cm" svg:x="3.796cm" svg:y="12.297cm" svg:viewBox="0 0 16189 28" draw:points="0,28 16189,28 16189,0 0,0">
          <text:p/>
        </draw:polygon>
        <draw:polygon draw:style-name="gr6" draw:text-style-name="P7" draw:layer="layout" svg:width="0.027cm" svg:height="0.563cm" svg:x="3.796cm" svg:y="11.734cm" svg:viewBox="0 0 28 564" draw:points="0,564 28,564 28,0 0,0">
          <text:p/>
        </draw:polygon>
        <draw:polygon draw:style-name="gr6" draw:text-style-name="P7" draw:layer="layout" svg:width="16.161cm" svg:height="0.027cm" svg:x="3.823cm" svg:y="11.734cm" svg:viewBox="0 0 16162 28" draw:points="0,28 16162,28 16162,0 0,0">
          <text:p/>
        </draw:polygon>
        <draw:polygon draw:style-name="gr3" draw:text-style-name="P4" draw:layer="layout" svg:width="16.161cm" svg:height="0.536cm" svg:x="3.823cm" svg:y="11.761cm" svg:viewBox="0 0 16162 537" draw:points="0,537 16162,537 16162,0 0,0">
          <text:p/>
        </draw:polygon>
        <draw:frame draw:style-name="gr1" draw:text-style-name="P2" draw:layer="layout" svg:width="1.137cm" svg:height="0.39cm" svg:x="3.768cm" svg:y="11.275cm">
          <draw:text-box>
            <text:p text:style-name="P1"><text:span text:style-name="T1"><text:s/></text:span><text:span text:style-name="T1">Hunde</text:span></text:p>
          </draw:text-box>
        </draw:frame>
        <draw:frame draw:style-name="gr1" draw:text-style-name="P2" draw:layer="layout" svg:width="0.387cm" svg:height="0.39cm" svg:x="3.768cm" svg:y="12.4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2.9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13.454cm">
          <draw:text-box>
            <text:p text:style-name="P1"><text:span text:style-name="T1">17.</text:span></text:p>
          </draw:text-box>
        </draw:frame>
        <draw:frame draw:style-name="gr1" draw:text-style-name="P2" draw:layer="layout" svg:width="0.387cm" svg:height="0.433cm" svg:x="3.627cm" svg:y="13.394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3.877cm" svg:viewBox="0 0 27 644" draw:points="0,644 27,644 27,0 0,0">
          <text:p/>
        </draw:polygon>
        <draw:polygon draw:style-name="gr3" draw:text-style-name="P4" draw:layer="layout" svg:width="16.241cm" svg:height="0.027cm" svg:x="3.77cm" svg:y="14.493cm" svg:viewBox="0 0 16242 28" draw:points="0,28 16242,28 16242,0 0,0">
          <text:p/>
        </draw:polygon>
        <draw:polygon draw:style-name="gr4" draw:text-style-name="P5" draw:layer="layout" svg:width="0.026cm" svg:height="0.616cm" svg:x="3.77cm" svg:y="13.877cm" svg:viewBox="0 0 27 617" draw:points="0,617 27,617 27,0 0,0">
          <text:p/>
        </draw:polygon>
        <draw:polygon draw:style-name="gr4" draw:text-style-name="P5" draw:layer="layout" svg:width="16.215cm" svg:height="0.026cm" svg:x="3.796cm" svg:y="13.877cm" svg:viewBox="0 0 16216 27" draw:points="0,27 16216,27 16216,0 0,0">
          <text:p/>
        </draw:polygon>
        <draw:polygon draw:style-name="gr5" draw:text-style-name="P6" draw:layer="layout" svg:width="0.027cm" svg:height="0.59cm" svg:x="19.984cm" svg:y="13.903cm" svg:viewBox="0 0 28 591" draw:points="0,591 28,591 28,0 0,0">
          <text:p/>
        </draw:polygon>
        <draw:polygon draw:style-name="gr5" draw:text-style-name="P6" draw:layer="layout" svg:width="16.188cm" svg:height="0.026cm" svg:x="3.796cm" svg:y="14.467cm" svg:viewBox="0 0 16189 27" draw:points="0,27 16189,27 16189,0 0,0">
          <text:p/>
        </draw:polygon>
        <draw:polygon draw:style-name="gr6" draw:text-style-name="P7" draw:layer="layout" svg:width="0.027cm" svg:height="0.564cm" svg:x="3.796cm" svg:y="13.903cm" svg:viewBox="0 0 28 565" draw:points="0,565 28,565 28,0 0,0">
          <text:p/>
        </draw:polygon>
        <draw:polygon draw:style-name="gr6" draw:text-style-name="P7" draw:layer="layout" svg:width="16.161cm" svg:height="0.028cm" svg:x="3.823cm" svg:y="13.903cm" svg:viewBox="0 0 16162 29" draw:points="0,29 16162,29 16162,0 0,0">
          <text:p/>
        </draw:polygon>
        <draw:polygon draw:style-name="gr3" draw:text-style-name="P4" draw:layer="layout" svg:width="16.161cm" svg:height="0.536cm" svg:x="3.823cm" svg:y="13.931cm" svg:viewBox="0 0 16162 537" draw:points="0,537 16162,537 16162,0 0,0">
          <text:p/>
        </draw:polygon>
        <draw:frame draw:style-name="gr1" draw:text-style-name="P2" draw:layer="layout" svg:width="0.599cm" svg:height="0.39cm" svg:x="3.768cm" svg:y="13.454cm">
          <draw:text-box>
            <text:p text:style-name="P1"><text:span text:style-name="T1">600</text:span></text:p>
          </draw:text-box>
        </draw:frame>
        <draw:frame draw:style-name="gr1" draw:text-style-name="P2" draw:layer="layout" svg:width="0.387cm" svg:height="0.39cm" svg:x="3.768cm" svg:y="14.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5.11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15.623cm">
          <draw:text-box>
            <text:p text:style-name="P1"><text:span text:style-name="T1">18.</text:span></text:p>
          </draw:text-box>
        </draw:frame>
        <draw:frame draw:style-name="gr1" draw:text-style-name="P2" draw:layer="layout" svg:width="0.387cm" svg:height="0.433cm" svg:x="3.627cm" svg:y="15.56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6.055cm" svg:viewBox="0 0 27 644" draw:points="0,644 27,644 27,0 0,0">
          <text:p/>
        </draw:polygon>
        <draw:polygon draw:style-name="gr3" draw:text-style-name="P4" draw:layer="layout" svg:width="16.241cm" svg:height="0.026cm" svg:x="3.77cm" svg:y="16.672cm" svg:viewBox="0 0 16242 27" draw:points="0,27 16242,27 16242,0 0,0">
          <text:p/>
        </draw:polygon>
        <draw:polygon draw:style-name="gr4" draw:text-style-name="P5" draw:layer="layout" svg:width="0.026cm" svg:height="0.617cm" svg:x="3.77cm" svg:y="16.055cm" svg:viewBox="0 0 27 618" draw:points="0,618 27,618 27,0 0,0">
          <text:p/>
        </draw:polygon>
        <draw:polygon draw:style-name="gr4" draw:text-style-name="P5" draw:layer="layout" svg:width="16.215cm" svg:height="0.027cm" svg:x="3.796cm" svg:y="16.055cm" svg:viewBox="0 0 16216 28" draw:points="0,28 16216,28 16216,0 0,0">
          <text:p/>
        </draw:polygon>
        <draw:polygon draw:style-name="gr5" draw:text-style-name="P6" draw:layer="layout" svg:width="0.027cm" svg:height="0.59cm" svg:x="19.984cm" svg:y="16.082cm" svg:viewBox="0 0 28 591" draw:points="0,591 28,591 28,0 0,0">
          <text:p/>
        </draw:polygon>
        <draw:polygon draw:style-name="gr5" draw:text-style-name="P6" draw:layer="layout" svg:width="16.188cm" svg:height="0.027cm" svg:x="3.796cm" svg:y="16.645cm" svg:viewBox="0 0 16189 28" draw:points="0,28 16189,28 16189,0 0,0">
          <text:p/>
        </draw:polygon>
        <draw:polygon draw:style-name="gr6" draw:text-style-name="P7" draw:layer="layout" svg:width="0.027cm" svg:height="0.563cm" svg:x="3.796cm" svg:y="16.082cm" svg:viewBox="0 0 28 564" draw:points="0,564 28,564 28,0 0,0">
          <text:p/>
        </draw:polygon>
        <draw:polygon draw:style-name="gr6" draw:text-style-name="P7" draw:layer="layout" svg:width="16.161cm" svg:height="0.027cm" svg:x="3.823cm" svg:y="16.082cm" svg:viewBox="0 0 16162 28" draw:points="0,28 16162,28 16162,0 0,0">
          <text:p/>
        </draw:polygon>
        <draw:polygon draw:style-name="gr3" draw:text-style-name="P4" draw:layer="layout" svg:width="16.161cm" svg:height="0.536cm" svg:x="3.823cm" svg:y="16.109cm" svg:viewBox="0 0 16162 537" draw:points="0,537 16162,537 16162,0 0,0">
          <text:p/>
        </draw:polygon>
        <draw:frame draw:style-name="gr1" draw:text-style-name="P2" draw:layer="layout" svg:width="1.543cm" svg:height="0.39cm" svg:x="3.768cm" svg:y="15.623cm">
          <draw:text-box>
            <text:p text:style-name="P1"><text:span text:style-name="T1">I</text:span><text:span text:style-name="T1">n</text:span><text:span text:style-name="T1">g</text:span><text:span text:style-name="T1">l</text:span><text:span text:style-name="T1">a</text:span><text:span text:style-name="T1">t</text:span><text:span text:style-name="T1">e</text:span><text:span text:style-name="T1">r</text:span><text:span text:style-name="T1">r</text:span><text:span text:style-name="T1">a</text:span></text:p>
          </draw:text-box>
        </draw:frame>
        <draw:frame draw:style-name="gr1" draw:text-style-name="P2" draw:layer="layout" svg:width="0.387cm" svg:height="0.39cm" svg:x="3.768cm" svg:y="16.78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7.29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17.803cm">
          <draw:text-box>
            <text:p text:style-name="P1"><text:span text:style-name="T1">19.</text:span></text:p>
          </draw:text-box>
        </draw:frame>
        <draw:frame draw:style-name="gr1" draw:text-style-name="P2" draw:layer="layout" svg:width="0.387cm" svg:height="0.433cm" svg:x="3.627cm" svg:y="17.74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18.225cm" svg:viewBox="0 0 27 644" draw:points="0,644 27,644 27,0 0,0">
          <text:p/>
        </draw:polygon>
        <draw:polygon draw:style-name="gr3" draw:text-style-name="P4" draw:layer="layout" svg:width="16.241cm" svg:height="0.027cm" svg:x="3.77cm" svg:y="18.841cm" svg:viewBox="0 0 16242 28" draw:points="0,28 16242,28 16242,0 0,0">
          <text:p/>
        </draw:polygon>
        <draw:polygon draw:style-name="gr4" draw:text-style-name="P5" draw:layer="layout" svg:width="0.026cm" svg:height="0.616cm" svg:x="3.77cm" svg:y="18.225cm" svg:viewBox="0 0 27 617" draw:points="0,617 27,617 27,0 0,0">
          <text:p/>
        </draw:polygon>
        <draw:polygon draw:style-name="gr4" draw:text-style-name="P5" draw:layer="layout" svg:width="16.215cm" svg:height="0.026cm" svg:x="3.796cm" svg:y="18.225cm" svg:viewBox="0 0 16216 27" draw:points="0,27 16216,27 16216,0 0,0">
          <text:p/>
        </draw:polygon>
        <draw:polygon draw:style-name="gr5" draw:text-style-name="P6" draw:layer="layout" svg:width="0.027cm" svg:height="0.59cm" svg:x="19.984cm" svg:y="18.251cm" svg:viewBox="0 0 28 591" draw:points="0,591 28,591 28,0 0,0">
          <text:p/>
        </draw:polygon>
        <draw:polygon draw:style-name="gr5" draw:text-style-name="P6" draw:layer="layout" svg:width="16.188cm" svg:height="0.026cm" svg:x="3.796cm" svg:y="18.815cm" svg:viewBox="0 0 16189 27" draw:points="0,27 16189,27 16189,0 0,0">
          <text:p/>
        </draw:polygon>
        <draw:polygon draw:style-name="gr6" draw:text-style-name="P7" draw:layer="layout" svg:width="0.027cm" svg:height="0.564cm" svg:x="3.796cm" svg:y="18.251cm" svg:viewBox="0 0 28 565" draw:points="0,565 28,565 28,0 0,0">
          <text:p/>
        </draw:polygon>
        <draw:polygon draw:style-name="gr6" draw:text-style-name="P7" draw:layer="layout" svg:width="16.161cm" svg:height="0.028cm" svg:x="3.823cm" svg:y="18.251cm" svg:viewBox="0 0 16162 29" draw:points="0,29 16162,29 16162,0 0,0">
          <text:p/>
        </draw:polygon>
        <draw:polygon draw:style-name="gr7" draw:text-style-name="P4" draw:layer="layout" svg:width="16.161cm" svg:height="0.536cm" svg:x="3.823cm" svg:y="18.279cm" svg:viewBox="0 0 16162 537" draw:points="0,537 16162,537 16162,0 0,0">
          <text:p>El 5 de diciembre</text:p>
        </draw:polygon>
        <draw:frame draw:style-name="gr1" draw:text-style-name="P2" draw:layer="layout" svg:width="1.894cm" svg:height="0.39cm" svg:x="3.768cm" svg:y="17.803cm">
          <draw:text-box>
            <text:p text:style-name="P1"><text:span text:style-name="T1">Descuvierto</text:span></text:p>
          </draw:text-box>
        </draw:frame>
        <draw:frame draw:style-name="gr1" draw:text-style-name="P2" draw:layer="layout" svg:width="0.387cm" svg:height="0.39cm" svg:x="3.768cm" svg:y="18.94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3.768cm" svg:y="19.46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19.973cm">
          <draw:text-box>
            <text:p text:style-name="P1"><text:span text:style-name="T1">2</text:span><text:span text:style-name="T1">0</text:span><text:span text:style-name="T1">.</text:span></text:p>
          </draw:text-box>
        </draw:frame>
        <draw:frame draw:style-name="gr1" draw:text-style-name="P2" draw:layer="layout" svg:width="0.387cm" svg:height="0.433cm" svg:x="3.627cm" svg:y="19.913cm">
          <draw:text-box>
            <text:p text:style-name="P1"><text:span text:style-name="T3"><text:s/></text:span></text:p>
          </draw:text-box>
        </draw:frame>
        <draw:polygon draw:style-name="gr3" draw:text-style-name="P4" draw:layer="layout" svg:width="0.026cm" svg:height="0.643cm" svg:x="20.011cm" svg:y="20.403cm" svg:viewBox="0 0 27 644" draw:points="0,644 27,644 27,0 0,0">
          <text:p/>
        </draw:polygon>
        <draw:polygon draw:style-name="gr3" draw:text-style-name="P4" draw:layer="layout" svg:width="16.241cm" svg:height="0.026cm" svg:x="3.77cm" svg:y="21.02cm" svg:viewBox="0 0 16242 27" draw:points="0,27 16242,27 16242,0 0,0">
          <text:p/>
        </draw:polygon>
        <draw:polygon draw:style-name="gr4" draw:text-style-name="P5" draw:layer="layout" svg:width="0.026cm" svg:height="0.617cm" svg:x="3.77cm" svg:y="20.403cm" svg:viewBox="0 0 27 618" draw:points="0,618 27,618 27,0 0,0">
          <text:p/>
        </draw:polygon>
        <draw:polygon draw:style-name="gr4" draw:text-style-name="P5" draw:layer="layout" svg:width="16.215cm" svg:height="0.027cm" svg:x="3.796cm" svg:y="20.403cm" svg:viewBox="0 0 16216 28" draw:points="0,28 16216,28 16216,0 0,0">
          <text:p/>
        </draw:polygon>
        <draw:polygon draw:style-name="gr5" draw:text-style-name="P6" draw:layer="layout" svg:width="0.027cm" svg:height="0.59cm" svg:x="19.984cm" svg:y="20.43cm" svg:viewBox="0 0 28 591" draw:points="0,591 28,591 28,0 0,0">
          <text:p/>
        </draw:polygon>
        <draw:polygon draw:style-name="gr5" draw:text-style-name="P6" draw:layer="layout" svg:width="16.188cm" svg:height="0.027cm" svg:x="3.796cm" svg:y="20.993cm" svg:viewBox="0 0 16189 28" draw:points="0,28 16189,28 16189,0 0,0">
          <text:p/>
        </draw:polygon>
        <draw:polygon draw:style-name="gr6" draw:text-style-name="P7" draw:layer="layout" svg:width="0.027cm" svg:height="0.563cm" svg:x="3.796cm" svg:y="20.43cm" svg:viewBox="0 0 28 564" draw:points="0,564 28,564 28,0 0,0">
          <text:p/>
        </draw:polygon>
        <draw:polygon draw:style-name="gr6" draw:text-style-name="P7" draw:layer="layout" svg:width="16.161cm" svg:height="0.027cm" svg:x="3.823cm" svg:y="20.43cm" svg:viewBox="0 0 16162 28" draw:points="0,28 16162,28 16162,0 0,0">
          <text:p/>
        </draw:polygon>
        <draw:polygon draw:style-name="gr7" draw:text-style-name="P4" draw:layer="layout" svg:width="16.161cm" svg:height="0.536cm" svg:x="3.823cm" svg:y="20.457cm" svg:viewBox="0 0 16162 537" draw:points="0,537 16162,537 16162,0 0,0">
          <text:p>Del tesoro</text:p>
        </draw:polygon>
        <draw:frame draw:style-name="gr1" draw:text-style-name="P2" draw:layer="layout" svg:width="1.915cm" svg:height="0.39cm" svg:x="3.768cm" svg:y="19.973cm">
          <draw:text-box>
            <text:p text:style-name="P1"><text:span text:style-name="T1">Apr</text:span><text:span text:style-name="T1">opi</text:span><text:span text:style-name="T1">ació</text:span><text:span text:style-name="T1">n</text:span></text:p>
          </draw:text-box>
        </draw:frame>
        <draw:frame draw:style-name="gr1" draw:text-style-name="P2" draw:layer="layout" svg:width="0.387cm" svg:height="0.39cm" svg:x="3.768cm" svg:y="21.12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21.64cm">
          <draw:text-box>
            <text:p text:style-name="P1"><text:span text:style-name="T1">2</text:span><text:span text:style-name="T1">1</text:span><text:span text:style-name="T1">.</text:span></text:p>
          </draw:text-box>
        </draw:frame>
        <draw:frame draw:style-name="gr1" draw:text-style-name="P2" draw:layer="layout" svg:width="0.387cm" svg:height="0.433cm" svg:x="3.627cm" svg:y="21.58cm">
          <draw:text-box>
            <text:p text:style-name="P1"><text:span text:style-name="T3"><text:s/></text:span></text:p>
          </draw:text-box>
        </draw:frame>
        <draw:frame draw:style-name="gr8" draw:text-style-name="P8" draw:layer="layout" svg:width="13.872cm" svg:height="1.497cm" svg:x="3.768cm" svg:y="21.64cm">
          <draw:text-box>
            <text:p text:style-name="P1"><text:span text:style-name="T1">¿</text:span><text:span text:style-name="T1">D</text:span><text:span text:style-name="T1">e</text:span><text:span text:style-name="T1"> </text:span><text:span text:style-name="T1">a</text:span><text:span text:style-name="T1">c</text:span><text:span text:style-name="T1">u</text:span><text:span text:style-name="T1">e</text:span><text:span text:style-name="T1">r</text:span><text:span text:style-name="T1">d</text:span><text:span text:style-name="T1">o</text:span><text:span text:style-name="T1"> </text:span><text:span text:style-name="T1">a</text:span><text:span text:style-name="T1"> </text:span><text:span text:style-name="T1">l</text:span><text:span text:style-name="T1">o</text:span><text:span text:style-name="T1"> </text:span><text:span text:style-name="T1">q</text:span><text:span text:style-name="T1">u</text:span><text:span text:style-name="T1">e</text:span><text:span text:style-name="T1"> </text:span><text:span text:style-name="T1">a</text:span><text:span text:style-name="T1">c</text:span><text:span text:style-name="T1">a</text:span><text:span text:style-name="T1">b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e</text:span><text:span text:style-name="T1">s</text:span><text:span text:style-name="T1">c</text:span><text:span text:style-name="T1">u</text:span><text:span text:style-name="T1">c</text:span><text:span text:style-name="T1">h</text:span><text:span text:style-name="T1">a</text:span><text:span text:style-name="T1">r</text:span><text:span text:style-name="T1"> </text:span><text:span text:style-name="T1">a</text:span><text:span text:style-name="T1"> </text:span><text:span text:style-name="T1">q</text:span><text:span text:style-name="T1">u</text:span><text:span text:style-name="T1">i</text:span><text:span text:style-name="T1">é</text:span><text:span text:style-name="T1">n</text:span><text:span text:style-name="T1"> </text:span><text:span text:style-name="T1">l</text:span><text:span text:style-name="T1">e</text:span><text:span text:style-name="T1"> </text:span><text:span text:style-name="T1">p</text:span><text:span text:style-name="T1">e</text:span><text:span text:style-name="T1">r</text:span><text:span text:style-name="T1">t</text:span><text:span text:style-name="T1">e</text:span><text:span text:style-name="T1">n</text:span><text:span text:style-name="T1">e</text:span><text:span text:style-name="T1">c</text:span><text:span text:style-name="T1">e</text:span><text:span text:style-name="T1"> </text:span><text:span text:style-name="T1">e</text:span><text:span text:style-name="T1">l </text:span><text:span text:style-name="T1">T</text:span><text:span text:style-name="T1">e</text:span><text:span text:style-name="T1">s</text:span><text:span text:style-name="T1">o</text:span><text:span text:style-name="T1">s</text:span><text:span text:style-name="T1">o</text:span><text:span text:style-name="T1"> </text:span><text:span text:style-name="T1">?</text:span><text:span text:style-name="T1"> </text:span></text:p>
          </draw:text-box>
        </draw:frame>
        <draw:frame draw:style-name="gr1" draw:text-style-name="P2" draw:layer="layout" svg:width="0.387cm" svg:height="0.39cm" svg:x="2.497cm" svg:y="22.43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23.229cm">
          <draw:text-box>
            <text:p text:style-name="P1"><text:span text:style-name="T1">22.</text:span></text:p>
          </draw:text-box>
        </draw:frame>
        <draw:frame draw:style-name="gr1" draw:text-style-name="P2" draw:layer="layout" svg:width="0.387cm" svg:height="0.433cm" svg:x="3.627cm" svg:y="23.169cm">
          <draw:text-box>
            <text:p text:style-name="P1"><text:span text:style-name="T3"><text:s/></text:span></text:p>
          </draw:text-box>
        </draw:frame>
        <draw:frame draw:style-name="gr9" draw:text-style-name="P8" draw:layer="layout" svg:width="11.967cm" svg:height="1.496cm" svg:x="3.768cm" svg:y="23.229cm">
          <draw:text-box>
            <text:p text:style-name="P1"><text:span text:style-name="T1">¿</text:span><text:span text:style-name="T1">Q</text:span><text:span text:style-name="T1">u</text:span><text:span text:style-name="T1">é</text:span><text:span text:style-name="T1"> </text:span><text:span text:style-name="T1">d</text:span><text:span text:style-name="T1">e</text:span><text:span text:style-name="T1">b</text:span><text:span text:style-name="T1">e</text:span><text:span text:style-name="T1">r</text:span><text:span text:style-name="T1">í</text:span><text:span text:style-name="T1">a</text:span><text:span text:style-name="T1"> </text:span><text:span text:style-name="T1">h</text:span><text:span text:style-name="T1">a</text:span><text:span text:style-name="T1">c</text:span><text:span text:style-name="T1">e</text:span><text:span text:style-name="T1">r</text:span><text:span text:style-name="T1">s</text:span><text:span text:style-name="T1">e</text:span><text:span text:style-name="T1"> </text:span><text:span text:style-name="T1">c</text:span><text:span text:style-name="T1">o</text:span><text:span text:style-name="T1">n</text:span><text:span text:style-name="T1"> </text:span><text:span text:style-name="T1">e</text:span><text:span text:style-name="T1">l </text:span><text:span text:style-name="T1">t</text:span><text:span text:style-name="T1">e</text:span><text:span text:style-name="T1">s</text:span><text:span text:style-name="T1">o</text:span><text:span text:style-name="T1">r</text:span><text:span text:style-name="T1">o</text:span><text:span text:style-name="T1">?</text:span></text:p>
            <text:p text:style-name="P1"><text:span text:style-name="T1"/></text:p>
            <text:p text:style-name="P1"><text:span text:style-name="T1">P</text:span><text:span text:style-name="T1">o</text:span><text:span text:style-name="T1">n</text:span><text:span text:style-name="T1">e</text:span><text:span text:style-name="T1">r</text:span><text:span text:style-name="T1">l</text:span><text:span text:style-name="T1">o</text:span><text:span text:style-name="T1"> </text:span><text:span text:style-name="T1">e</text:span><text:span text:style-name="T1">n</text:span><text:span text:style-name="T1"> </text:span><text:span text:style-name="T1">u</text:span><text:span text:style-name="T1">n</text:span><text:span text:style-name="T1"> </text:span><text:span text:style-name="T1">m</text:span><text:span text:style-name="T1">u</text:span><text:span text:style-name="T1">s</text:span><text:span text:style-name="T1">e</text:span><text:span text:style-name="T1">o</text:span><text:span text:style-name="T1"> </text:span><text:span text:style-name="T1">s</text:span><text:span text:style-name="T1">o</text:span><text:span text:style-name="T1">b</text:span><text:span text:style-name="T1">r</text:span><text:span text:style-name="T1">e</text:span><text:span text:style-name="T1"> </text:span><text:span text:style-name="T1">e</text:span><text:span text:style-name="T1">s</text:span><text:span text:style-name="T1">t</text:span><text:span text:style-name="T1">e</text:span><text:span text:style-name="T1"> </text:span><text:span text:style-name="T1">e</text:span><text:span text:style-name="T1">p</text:span><text:span text:style-name="T1">o</text:span><text:span text:style-name="T1">c</text:span><text:span text:style-name="T1">a</text:span><text:span text:style-name="T1"> </text:span></text:p>
          </draw:text-box>
        </draw:frame>
        <draw:frame draw:style-name="gr1" draw:text-style-name="P2" draw:layer="layout" svg:width="0.387cm" svg:height="0.39cm" svg:x="3.768cm" svg:y="23.7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87cm" svg:height="0.39cm" svg:x="2.497cm" svg:y="24.5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97cm" svg:height="0.39cm" svg:x="3.133cm" svg:y="25.319cm">
          <draw:text-box>
            <text:p text:style-name="P1"><text:span text:style-name="T1">23.</text:span></text:p>
          </draw:text-box>
        </draw:frame>
        <draw:frame draw:style-name="gr1" draw:text-style-name="P2" draw:layer="layout" svg:width="0.387cm" svg:height="0.433cm" svg:x="3.627cm" svg:y="25.259cm">
          <draw:text-box>
            <text:p text:style-name="P1"><text:span text:style-name="T3"><text:s/></text:span></text:p>
          </draw:text-box>
        </draw:frame>
        <draw:frame draw:style-name="gr10" draw:text-style-name="P8" draw:layer="layout" svg:width="14.824cm" svg:height="2.263cm" svg:x="3.768cm" svg:y="25.319cm">
          <draw:text-box>
            <text:p text:style-name="P1"><text:span text:style-name="T1">¿</text:span><text:span text:style-name="T1">P</text:span><text:span text:style-name="T1">o</text:span><text:span text:style-name="T1">d</text:span><text:span text:style-name="T1">r</text:span><text:span text:style-name="T1">í</text:span><text:span text:style-name="T1">a</text:span><text:span text:style-name="T1"> </text:span><text:span text:style-name="T1">c</text:span><text:span text:style-name="T1">o</text:span><text:span text:style-name="T1">n</text:span><text:span text:style-name="T1">s</text:span><text:span text:style-name="T1">i</text:span><text:span text:style-name="T1">d</text:span><text:span text:style-name="T1">e</text:span><text:span text:style-name="T1">r</text:span><text:span text:style-name="T1">a</text:span><text:span text:style-name="T1">r</text:span><text:span text:style-name="T1">s</text:span><text:span text:style-name="T1">e</text:span><text:span text:style-name="T1"> </text:span><text:span text:style-name="T1">e</text:span><text:span text:style-name="T1">l </text:span><text:span text:style-name="T1">r</text:span><text:span text:style-name="T1">e</text:span><text:span text:style-name="T1">c</text:span><text:span text:style-name="T1">l</text:span><text:span text:style-name="T1">a</text:span><text:span text:style-name="T1">m</text:span><text:span text:style-name="T1">o</text:span><text:span text:style-name="T1"> </text:span><text:span text:style-name="T1">d</text:span><text:span text:style-name="T1">e</text:span><text:span text:style-name="T1"> </text:span><text:span text:style-name="T1">E</text:span><text:span text:style-name="T1">s</text:span><text:span text:style-name="T1">p</text:span><text:span text:style-name="T1">a</text:span><text:span text:style-name="T1">ñ</text:span><text:span text:style-name="T1">a</text:span><text:span text:style-name="T1"> </text:span><text:span text:style-name="T1">c</text:span><text:span text:style-name="T1">ó</text:span><text:span text:style-name="T1">m</text:span><text:span text:style-name="T1">o</text:span><text:span text:style-name="T1"> </text:span><text:span text:style-name="T1">u</text:span><text:span text:style-name="T1">n</text:span><text:span text:style-name="T1"> </text:span><text:span text:style-name="T1">a</text:span><text:span text:style-name="T1">c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r</text:span><text:span text:style-name="T1">e</text:span><text:span text:style-name="T1">v</text:span><text:span text:style-name="T1">i</text:span><text:span text:style-name="T1">c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c</text:span><text:span text:style-name="T1">i</text:span><text:span text:style-name="T1">ó</text:span><text:span text:style-name="T1">n</text:span><text:span text:style-name="T1">?</text:span><text:span text:style-name="T1"> </text:span></text:p>
            <text:p text:style-name="P1"><text:span text:style-name="T1"/></text:p>
            <text:p text:style-name="P1"><text:span text:style-name="T1">P</text:span><text:span text:style-name="T1">a</text:span><text:span text:style-name="T1">r</text:span><text:span text:style-name="T1">a</text:span><text:span text:style-name="T1"> </text:span><text:span text:style-name="T1">m</text:span><text:span text:style-name="T1">i</text:span><text:span text:style-name="T1">, </text:span><text:span text:style-name="T1">e</text:span><text:span text:style-name="T1">s</text:span><text:span text:style-name="T1">t</text:span><text:span text:style-name="T1">e</text:span><text:span text:style-name="T1"> </text:span><text:span text:style-name="T1">t</text:span><text:span text:style-name="T1">e</text:span><text:span text:style-name="T1">s</text:span><text:span text:style-name="T1">o</text:span><text:span text:style-name="T1">r</text:span><text:span text:style-name="T1">o</text:span><text:span text:style-name="T1"> </text:span><text:span text:style-name="T1">e</text:span><text:span text:style-name="T1">s</text:span><text:span text:style-name="T1"> </text:span><text:span text:style-name="T1">e</text:span><text:span text:style-name="T1">l </text:span><text:span text:style-name="T1">d</text:span><text:span text:style-name="T1">e</text:span><text:span text:style-name="T1"> </text:span><text:span text:style-name="T1">E</text:span><text:span text:style-name="T1">s</text:span><text:span text:style-name="T1">p</text:span><text:span text:style-name="T1">a</text:span><text:span text:style-name="T1">n</text:span><text:span text:style-name="T1">a</text:span><text:span text:style-name="T1">, </text:span><text:span text:style-name="T1">p</text:span><text:span text:style-name="T1">o</text:span><text:span text:style-name="T1">r</text:span><text:span text:style-name="T1"> </text:span><text:span text:style-name="T1">e</text:span><text:span text:style-name="T1">s</text:span><text:span text:style-name="T1">o</text:span><text:span text:style-name="T1">, </text:span><text:span text:style-name="T1">n</text:span><text:span text:style-name="T1">o</text:span><text:span text:style-name="T1"> </text:span><text:span text:style-name="T1">e</text:span><text:span text:style-name="T1">s</text:span><text:span text:style-name="T1"> </text:span><text:span text:style-name="T1">u</text:span><text:span text:style-name="T1">n</text:span><text:span text:style-name="T1"> </text:span><text:span text:style-name="T1">a</text:span><text:span text:style-name="T1">c</text:span><text:span text:style-name="T1">t</text:span><text:span text:style-name="T1">o</text:span><text:span text:style-name="T1"> </text:span><text:span text:style-name="T1">d</text:span><text:span text:style-name="T1">e</text:span><text:span text:style-name="T1"> </text:span><text:span text:style-name="T1">r</text:span><text:span text:style-name="T1">e</text:span><text:span text:style-name="T1">v</text:span><text:span text:style-name="T1">i</text:span><text:span text:style-name="T1">c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c</text:span><text:span text:style-name="T1">i</text:span><text:span text:style-name="T1">o</text:span><text:span text:style-name="T1">n</text:span><text:span text:style-name="T1">. </text:span></text:p>
          </draw:text-box>
        </draw:frame>
        <draw:frame draw:style-name="gr1" draw:text-style-name="P2" draw:layer="layout" svg:width="0.387cm" svg:height="0.39cm" svg:x="2.497cm" svg:y="26.113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1" svg:font-family="Arial"/>
    <style:font-face style:name="Calibri1" svg:font-family="Calibri"/>
    <style:font-face style:name="TimesNewRomanPS1" svg:font-family="TimesNewRomanPS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erif" svg:font-family="'Liberation Serif'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1cm" fo:margin-left="2.4cm" fo:margin-right="1cm" fo:page-width="20.9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03-22T15:18:27.142177610</dc:date>
    <meta:editing-duration>PT1H4M42S</meta:editing-duration>
    <meta:editing-cycles>1</meta:editing-cycles>
    <meta:document-statistic meta:object-count="288"/>
    <meta:generator>LibreOffice/7.0.3.1$Linux_X86_64 LibreOffice_project/00$Build-1</meta:generator>
  </office:meta>
</office:document-meta>
</file>